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style:font-size-asian="20pt" style:font-size-complex="20pt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fo:background-color="#E7E6E6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7.77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9.33979166666667cm" style:use-optimal-column-width="true"/>
    </style:style>
    <style:style style:name="co7" style:family="table-column">
      <style:table-column-properties fo:break-before="auto" style:column-width="2.2225cm" style:use-optimal-column-width="true"/>
    </style:style>
    <style:style style:name="co8" style:family="table-column">
      <style:table-column-properties fo:break-before="auto" style:column-width="4.60375cm" style:use-optimal-column-width="true"/>
    </style:style>
    <style:style style:name="co9" style:family="table-column">
      <style:table-column-properties fo:break-before="auto" style:column-width="2.88395833333333cm" style:use-optimal-column-width="true"/>
    </style:style>
    <style:style style:name="co10" style:family="table-column">
      <style:table-column-properties fo:break-before="auto" style:column-width="2.91041666666667cm" style:use-optimal-column-width="true"/>
    </style:style>
    <style:style style:name="co11" style:family="table-column">
      <style:table-column-properties fo:break-before="auto" style:column-width="4.7625cm" style:use-optimal-column-width="true"/>
    </style:style>
    <style:style style:name="co12" style:family="table-column">
      <style:table-column-properties fo:break-before="auto" style:column-width="2.11666666666667cm" style:use-optimal-column-width="true"/>
    </style:style>
    <style:style style:name="co13" style:family="table-column">
      <style:table-column-properties fo:break-before="auto" style:column-width="3.51895833333333cm" style:use-optimal-column-width="true"/>
    </style:style>
    <style:style style:name="co14" style:family="table-column">
      <style:table-column-properties fo:break-before="auto" style:column-width="3.20145833333333cm" style:use-optimal-column-width="true"/>
    </style:style>
    <style:style style:name="co15" style:family="table-column">
      <style:table-column-properties fo:break-before="auto" style:column-width="5.715cm" style:use-optimal-column-width="true"/>
    </style:style>
    <style:style style:name="co16" style:family="table-column">
      <style:table-column-properties fo:break-before="auto" style:column-width="5.05354166666667cm" style:use-optimal-column-width="true"/>
    </style:style>
    <style:style style:name="co17" style:family="table-column">
      <style:table-column-properties fo:break-before="auto" style:column-width="3.75708333333333cm" style:use-optimal-column-width="true"/>
    </style:style>
    <style:style style:name="co18" style:family="table-column">
      <style:table-column-properties fo:break-before="auto" style:column-width="3.730625cm" style:use-optimal-column-width="true"/>
    </style:style>
    <style:style style:name="co19" style:family="table-column">
      <style:table-column-properties fo:break-before="auto" style:column-width="3.91583333333333cm" style:use-optimal-column-width="true"/>
    </style:style>
    <style:style style:name="co20" style:family="table-column">
      <style:table-column-properties fo:break-before="auto" style:column-width="4.89479166666667cm" style:use-optimal-column-width="true"/>
    </style:style>
    <style:style style:name="co21" style:family="table-column">
      <style:table-column-properties fo:break-before="auto" style:column-width="4.92125cm" style:use-optimal-column-width="true"/>
    </style:style>
    <style:style style:name="co22" style:family="table-column">
      <style:table-column-properties fo:break-before="auto" style:column-width="6.13833333333333cm" style:use-optimal-column-width="true"/>
    </style:style>
    <style:style style:name="co23" style:family="table-column">
      <style:table-column-properties fo:break-before="auto" style:column-width="5.34458333333333cm" style:use-optimal-column-width="true"/>
    </style:style>
    <style:style style:name="co24" style:family="table-column">
      <style:table-column-properties fo:break-before="auto" style:column-width="5.37104166666667cm" style:use-optimal-column-width="true"/>
    </style:style>
    <style:style style:name="co25" style:family="table-column">
      <style:table-column-properties fo:break-before="auto" style:column-width="5.92666666666667cm" style:use-optimal-column-width="true"/>
    </style:style>
    <style:style style:name="co26" style:family="table-column">
      <style:table-column-properties fo:break-before="auto" style:column-width="5.74145833333333cm" style:use-optimal-column-width="true"/>
    </style:style>
    <style:style style:name="co27" style:family="table-column">
      <style:table-column-properties fo:break-before="auto" style:column-width="3.30729166666667cm" style:use-optimal-column-width="true"/>
    </style:style>
    <style:style style:name="co28" style:family="table-column">
      <style:table-column-properties fo:break-before="auto" style:column-width="3.38666666666667cm" style:use-optimal-column-width="true"/>
    </style:style>
    <style:style style:name="co29" style:family="table-column">
      <style:table-column-properties fo:break-before="auto" style:column-width="3.22791666666667cm" style:use-optimal-column-width="true"/>
    </style:style>
    <style:style style:name="co30" style:family="table-column">
      <style:table-column-properties fo:break-before="auto" style:column-width="1.32291666666667cm" style:use-optimal-column-width="true"/>
    </style:style>
    <style:style style:name="co31" style:family="table-column">
      <style:table-column-properties fo:break-before="auto" style:column-width="1.5875cm" style:use-optimal-column-width="true"/>
    </style:style>
    <style:style style:name="co32" style:family="table-column">
      <style:table-column-properties fo:break-before="auto" style:column-width="2.8575cm" style:use-optimal-column-width="true"/>
    </style:style>
    <style:style style:name="co33" style:family="table-column">
      <style:table-column-properties fo:break-before="auto" style:column-width="2.16958333333333cm" style:use-optimal-column-width="true"/>
    </style:style>
    <style:style style:name="co34" style:family="table-column">
      <style:table-column-properties fo:break-before="auto" style:column-width="3.01625cm" style:use-optimal-column-width="true"/>
    </style:style>
    <style:style style:name="co35" style:family="table-column">
      <style:table-column-properties fo:break-before="auto" style:column-width="2.06375cm" style:use-optimal-column-width="true"/>
    </style:style>
    <style:style style:name="co36" style:family="table-column">
      <style:table-column-properties fo:break-before="auto" style:column-width="2.72520833333333cm" style:use-optimal-column-width="true"/>
    </style:style>
    <style:style style:name="co37" style:family="table-column">
      <style:table-column-properties fo:break-before="auto" style:column-width="3.62479166666667cm" style:use-optimal-column-width="true"/>
    </style:style>
    <style:style style:name="co38" style:family="table-column">
      <style:table-column-properties fo:break-before="auto" style:column-width="4.28625cm" style:use-optimal-column-width="true"/>
    </style:style>
    <style:style style:name="co39" style:family="table-column">
      <style:table-column-properties fo:break-before="auto" style:column-width="4.31270833333333cm" style:use-optimal-column-width="true"/>
    </style:style>
    <style:style style:name="co40" style:family="table-column">
      <style:table-column-properties fo:break-before="auto" style:column-width="1.77270833333333cm" style:use-optimal-column-width="true"/>
    </style:style>
    <style:style style:name="co41" style:family="table-column">
      <style:table-column-properties fo:break-before="auto" style:column-width="4.18041666666667cm" style:use-optimal-column-width="true"/>
    </style:style>
    <style:style style:name="co42" style:family="table-column">
      <style:table-column-properties fo:break-before="auto" style:column-width="3.59833333333333cm" style:use-optimal-column-width="true"/>
    </style:style>
    <style:style style:name="co43" style:family="table-column">
      <style:table-column-properties fo:break-before="auto" style:column-width="4.33916666666667cm" style:use-optimal-column-width="true"/>
    </style:style>
    <style:style style:name="co44" style:family="table-column">
      <style:table-column-properties fo:break-before="auto" style:column-width="4.86833333333333cm" style:use-optimal-column-width="true"/>
    </style:style>
    <style:style style:name="co45" style:family="table-column">
      <style:table-column-properties fo:break-before="auto" style:column-width="1.984375cm" style:use-optimal-column-width="true"/>
    </style:style>
    <style:style style:name="co46" style:family="table-column">
      <style:table-column-properties fo:break-before="auto" style:column-width="8.12270833333333cm" style:use-optimal-column-width="true"/>
    </style:style>
    <style:style style:name="co47" style:family="table-column">
      <style:table-column-properties fo:break-before="auto" style:column-width="4.683125cm" style:use-optimal-column-width="true"/>
    </style:style>
    <style:style style:name="co48" style:family="table-column">
      <style:table-column-properties fo:break-before="auto" style:column-width="2.03729166666667cm" style:use-optimal-column-width="true"/>
    </style:style>
    <style:style style:name="co49" style:family="table-column">
      <style:table-column-properties fo:break-before="auto" style:column-width="4.02166666666667cm" style:use-optimal-column-width="true"/>
    </style:style>
    <style:style style:name="co50" style:family="table-column">
      <style:table-column-properties fo:break-before="auto" style:column-width="2.143125cm" style:use-optimal-column-width="true"/>
    </style:style>
    <style:style style:name="co51" style:family="table-column">
      <style:table-column-properties fo:break-before="auto" style:column-width="2.778125cm" style:use-optimal-column-width="true"/>
    </style:style>
    <style:style style:name="co52" style:family="table-column">
      <style:table-column-properties fo:break-before="auto" style:column-width="1.56104166666667cm" style:use-optimal-column-width="true"/>
    </style:style>
    <style:style style:name="co53" style:family="table-column">
      <style:table-column-properties fo:break-before="auto" style:column-width="3.14854166666667cm" style:use-optimal-column-width="true"/>
    </style:style>
    <style:style style:name="co54" style:family="table-column">
      <style:table-column-properties fo:break-before="auto" style:column-width="2.01083333333333cm" style:use-optimal-column-width="true"/>
    </style:style>
    <style:style style:name="co55" style:family="table-column">
      <style:table-column-properties fo:break-before="auto" style:column-width="4.81541666666667cm" style:use-optimal-column-width="true"/>
    </style:style>
    <style:style style:name="co56" style:family="table-column">
      <style:table-column-properties fo:break-before="auto" style:column-width="3.28083333333333cm" style:use-optimal-column-width="true"/>
    </style:style>
    <style:style style:name="co57" style:family="table-column">
      <style:table-column-properties fo:break-before="auto" style:column-width="2.24895833333333cm" style:use-optimal-column-width="true"/>
    </style:style>
    <style:style style:name="co58" style:family="table-column">
      <style:table-column-properties fo:break-before="auto" style:column-width="2.32833333333333cm" style:use-optimal-column-width="true"/>
    </style:style>
    <style:style style:name="co59" style:family="table-column">
      <style:table-column-properties fo:break-before="auto" style:column-width="4.445cm" style:use-optimal-column-width="true"/>
    </style:style>
    <style:style style:name="co60" style:family="table-column">
      <style:table-column-properties fo:break-before="auto" style:column-width="4.47145833333333cm" style:use-optimal-column-width="true"/>
    </style:style>
    <style:style style:name="co61" style:family="table-column">
      <style:table-column-properties fo:break-before="auto" style:column-width="4.63020833333333cm" style:use-optimal-column-width="true"/>
    </style:style>
    <style:style style:name="co62" style:family="table-column">
      <style:table-column-properties fo:break-before="auto" style:column-width="4.65666666666667cm" style:use-optimal-column-width="true"/>
    </style:style>
    <style:style style:name="co63" style:family="table-column">
      <style:table-column-properties fo:break-before="auto" style:column-width="3.46604166666667cm" style:use-optimal-column-width="true"/>
    </style:style>
    <style:style style:name="co64" style:family="table-column">
      <style:table-column-properties fo:break-before="auto" style:column-width="3.70416666666667cm" style:use-optimal-column-width="true"/>
    </style:style>
    <style:style style:name="co65" style:family="table-column">
      <style:table-column-properties fo:break-before="auto" style:column-width="4.39208333333333cm" style:use-optimal-column-width="true"/>
    </style:style>
    <style:style style:name="co66" style:family="table-column">
      <style:table-column-properties fo:break-before="auto" style:column-width="3.413125cm" style:use-optimal-column-width="true"/>
    </style:style>
    <style:style style:name="co67" style:family="table-column">
      <style:table-column-properties fo:break-before="auto" style:column-width="3.78354166666667cm" style:use-optimal-column-width="true"/>
    </style:style>
    <style:style style:name="co68" style:family="table-column">
      <style:table-column-properties fo:break-before="auto" style:column-width="3.81cm" style:use-optimal-column-width="true"/>
    </style:style>
    <style:style style:name="co69" style:family="table-column">
      <style:table-column-properties fo:break-before="auto" style:column-width="2.51354166666667cm" style:use-optimal-column-width="true"/>
    </style:style>
    <style:style style:name="co70" style:family="table-column">
      <style:table-column-properties fo:break-before="auto" style:column-width="1.37583333333333cm" style:use-optimal-column-width="true"/>
    </style:style>
    <style:style style:name="co71" style:family="table-column">
      <style:table-column-properties fo:break-before="auto" style:column-width="6.16479166666667cm" style:use-optimal-column-width="true"/>
    </style:style>
    <style:style style:name="co72" style:family="table-column">
      <style:table-column-properties fo:break-before="auto" style:column-width="7.59354166666667cm" style:use-optimal-column-width="true"/>
    </style:style>
    <style:style style:name="co73" style:family="table-column">
      <style:table-column-properties fo:break-before="auto" style:column-width="2.96333333333333cm" style:use-optimal-column-width="true"/>
    </style:style>
    <style:style style:name="co74" style:family="table-column">
      <style:table-column-properties fo:break-before="auto" style:column-width="2.301875cm" style:use-optimal-column-width="true"/>
    </style:style>
    <style:style style:name="co75" style:family="table-column">
      <style:table-column-properties fo:break-before="auto" style:column-width="3.254375cm" style:use-optimal-column-width="true"/>
    </style:style>
    <style:style style:name="co76" style:family="table-column">
      <style:table-column-properties fo:break-before="auto" style:column-width="1.40229166666667cm" style:use-optimal-column-width="true"/>
    </style:style>
    <style:style style:name="co77" style:family="table-column">
      <style:table-column-properties fo:break-before="auto" style:column-width="1.71979166666667cm" style:use-optimal-column-width="true"/>
    </style:style>
    <style:style style:name="co78" style:family="table-column">
      <style:table-column-properties fo:break-before="auto" style:column-width="1.79916666666667cm" style:use-optimal-column-width="true"/>
    </style:style>
    <style:style style:name="co79" style:family="table-column">
      <style:table-column-properties fo:break-before="auto" style:column-width="2.19604166666667cm" style:use-optimal-column-width="true"/>
    </style:style>
    <style:style style:name="co80" style:family="table-column">
      <style:table-column-properties fo:break-before="auto" style:column-width="1.61395833333333cm" style:use-optimal-column-width="true"/>
    </style:style>
    <style:style style:name="co81" style:family="table-column">
      <style:table-column-properties fo:break-before="auto" style:column-width="2.27541666666667cm" style:use-optimal-column-width="true"/>
    </style:style>
    <style:style style:name="co82" style:family="table-column">
      <style:table-column-properties fo:break-before="auto" style:column-width="3.96875cm" style:use-optimal-column-width="true"/>
    </style:style>
    <style:style style:name="co83" style:family="table-column">
      <style:table-column-properties fo:break-before="auto" style:column-width="2.38125cm" style:use-optimal-column-width="true"/>
    </style:style>
    <style:style style:name="co84" style:family="table-column">
      <style:table-column-properties fo:break-before="auto" style:column-width="2.75166666666667cm" style:use-optimal-column-width="true"/>
    </style:style>
    <style:style style:name="co85" style:family="table-column">
      <style:table-column-properties fo:break-before="auto" style:column-width="2.54cm" style:use-optimal-column-width="true"/>
    </style:style>
    <style:style style:name="co86" style:family="table-column">
      <style:table-column-properties fo:break-before="auto" style:column-width="7.699375cm" style:use-optimal-column-width="true"/>
    </style:style>
    <style:style style:name="co87" style:family="table-column">
      <style:table-column-properties fo:break-before="auto" style:column-width="8.651875cm" style:use-optimal-column-width="true"/>
    </style:style>
    <style:style style:name="co88" style:family="table-column">
      <style:table-column-properties fo:break-before="auto" style:column-width="5.794375cm" style:use-optimal-column-width="true"/>
    </style:style>
    <style:style style:name="co89" style:family="table-column">
      <style:table-column-properties fo:break-before="auto" style:column-width="4.97416666666667cm" style:use-optimal-column-width="true"/>
    </style:style>
    <style:style style:name="co90" style:family="table-column">
      <style:table-column-properties fo:break-before="auto" style:column-width="1.93145833333333cm" style:use-optimal-column-width="true"/>
    </style:style>
    <style:style style:name="co91" style:family="table-column">
      <style:table-column-properties fo:break-before="auto" style:column-width="4.206875cm" style:use-optimal-column-width="true"/>
    </style:style>
    <style:style style:name="co92" style:family="table-column">
      <style:table-column-properties fo:break-before="auto" style:column-width="2.69875cm" style:use-optimal-column-width="true"/>
    </style:style>
    <style:style style:name="co93" style:family="table-column">
      <style:table-column-properties fo:break-before="auto" style:column-width="3.86291666666667cm" style:use-optimal-column-width="true"/>
    </style:style>
    <style:style style:name="co94" style:family="table-column">
      <style:table-column-properties fo:break-before="auto" style:column-width="5.84729166666667cm" style:use-optimal-column-width="true"/>
    </style:style>
    <style:style style:name="co95" style:family="table-column">
      <style:table-column-properties fo:break-before="auto" style:column-width="4.73604166666667cm" style:use-optimal-column-width="true"/>
    </style:style>
    <style:style style:name="co96" style:family="table-column">
      <style:table-column-properties fo:break-before="auto" style:column-width="7.24958333333333cm" style:use-optimal-column-width="true"/>
    </style:style>
    <style:style style:name="co97" style:family="table-column">
      <style:table-column-properties fo:break-before="auto" style:column-width="7.9375cm" style:use-optimal-column-width="true"/>
    </style:style>
    <style:style style:name="co98" style:family="table-column">
      <style:table-column-properties fo:break-before="auto" style:column-width="3.889375cm" style:use-optimal-column-width="true"/>
    </style:style>
    <style:style style:name="co99" style:family="table-column">
      <style:table-column-properties fo:break-before="auto" style:column-width="4.10104166666667cm" style:use-optimal-column-width="true"/>
    </style:style>
    <style:style style:name="co100" style:family="table-column">
      <style:table-column-properties fo:break-before="auto" style:column-width="5.55625cm" style:use-optimal-column-width="true"/>
    </style:style>
    <style:style style:name="co101" style:family="table-column">
      <style:table-column-properties fo:break-before="auto" style:column-width="2.48708333333333cm" style:use-optimal-column-width="true"/>
    </style:style>
    <style:style style:name="co102" style:family="table-column">
      <style:table-column-properties fo:break-before="auto" style:column-width="5.68854166666667cm" style:use-optimal-column-width="true"/>
    </style:style>
    <style:style style:name="co103" style:family="table-column">
      <style:table-column-properties fo:break-before="auto" style:column-width="6.53520833333333cm" style:use-optimal-column-width="true"/>
    </style:style>
    <style:style style:name="co104" style:family="table-column">
      <style:table-column-properties fo:break-before="auto" style:column-width="2.80458333333333cm" style:use-optimal-column-width="true"/>
    </style:style>
    <style:style style:name="co105" style:family="table-column">
      <style:table-column-properties fo:break-before="auto" style:column-width="3.54541666666667cm" style:use-optimal-column-width="true"/>
    </style:style>
    <style:style style:name="co106" style:family="table-column">
      <style:table-column-properties fo:break-before="auto" style:column-width="0.740833333333333cm" style:use-optimal-column-width="true"/>
    </style:style>
    <style:style style:name="co107" style:family="table-column">
      <style:table-column-properties fo:break-before="auto" style:column-width="0.926041666666667cm" style:use-optimal-column-width="true"/>
    </style:style>
    <style:style style:name="co108" style:family="table-column">
      <style:table-column-properties fo:break-before="auto" style:column-width="5.45041666666667cm" style:use-optimal-column-width="true"/>
    </style:style>
    <style:style style:name="co109" style:family="table-column">
      <style:table-column-properties fo:break-before="auto" style:column-width="5.50333333333333cm" style:use-optimal-column-width="true"/>
    </style:style>
    <style:style style:name="co110" style:family="table-column">
      <style:table-column-properties fo:break-before="auto" style:column-width="5.66208333333333cm" style:use-optimal-column-width="true"/>
    </style:style>
    <style:style style:name="co111" style:family="table-column">
      <style:table-column-properties fo:break-before="auto" style:column-width="4.41854166666667cm" style:use-optimal-column-width="true"/>
    </style:style>
    <style:style style:name="co112" style:family="table-column">
      <style:table-column-properties fo:break-before="auto" style:column-width="3.571875cm" style:use-optimal-column-width="true"/>
    </style:style>
    <style:style style:name="co113" style:family="table-column">
      <style:table-column-properties fo:break-before="auto" style:column-width="1.349375cm" style:use-optimal-column-width="true"/>
    </style:style>
    <style:style style:name="co114" style:family="table-column">
      <style:table-column-properties fo:break-before="auto" style:column-width="2.09020833333333cm" style:use-optimal-column-width="true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Drakarah 3D Printer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3">
            <text:p>Manuals (also see https://github.com/Zev-se/Formbot-voron-2.4-build-guid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Voron 2.4R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Voron Stealthburne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Voron TA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B2209 CA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8P v2.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BFI/BZI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BB36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rinted parts are in eSun ABS+ Black and Pink, for the most part and some in eSUN ABS+HS Black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BOM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Comment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Frame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ram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 Extrusion (470mm)</text:p>
          </table:table-cell>
          <table:table-cell office:value-type="string" table:style-name="ce1">
            <text:p>Extrusion</text:p>
          </table:table-cell>
          <table:table-cell office:value-type="float" office:value="8" table:formula="of:=[Overview.$B18]" table:style-name="ce1">
            <text:p>8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B Extrusion (530mm)</text:p>
          </table:table-cell>
          <table:table-cell office:value-type="string" table:style-name="ce1">
            <text:p>Extrusion</text:p>
          </table:table-cell>
          <table:table-cell office:value-type="float" office:value="4" table:formula="of:=[Overview.$B19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M5x16 BHCS</text:p>
          </table:table-cell>
          <table:table-cell office:value-type="string" table:style-name="ce1">
            <text:p>Fastener</text:p>
          </table:table-cell>
          <table:table-cell office:value-type="float" office:value="16" table:formula="of:=[Overview.$B20]" table:style-name="ce1">
            <text:p>16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luminium slot cover tubing black</text:p>
          </table:table-cell>
          <table:table-cell office:value-type="string" table:style-name="ce1">
            <text:p>Sealant</text:p>
          </table:table-cell>
          <table:table-cell office:value-type="float" office:value="1" table:formula="of:=[Overview.$B21]" table:style-name="ce1">
            <text:p>1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Bed suppor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 Extrusion (470mm)</text:p>
          </table:table-cell>
          <table:table-cell office:value-type="string" table:style-name="ce1">
            <text:p>Extrusion</text:p>
          </table:table-cell>
          <table:table-cell office:value-type="float" office:value="2" table:formula="of:=[Overview.$B23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 x16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24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OpenBuilds Billet Angle Corner Connector (2020)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25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26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x10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27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 Shim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28]" table:style-name="ce1">
            <text:p>4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Z drive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Linear rail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near rail MGN9H <text:s/>(400mm)</text:p>
          </table:table-cell>
          <table:table-cell office:value-type="string" table:style-name="ce1">
            <text:p>Rail</text:p>
          </table:table-cell>
          <table:table-cell office:value-type="float" office:value="4" table:formula="of:=[Overview.$B32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32" table:style-name="ce1">
            <text:p>32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32" table:formula="of:=[Overview.$B33]" table:style-name="ce1">
            <text:p>3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32" table:style-name="ce1">
            <text:p>32</text:p>
          </table:table-cell>
          <table:table-cell office:value-type="string" table:style-name="ce1">
            <text:p>M3x8 BHCS</text:p>
          </table:table-cell>
          <table:table-cell office:value-type="string" table:style-name="ce1">
            <text:p>Fastener</text:p>
          </table:table-cell>
          <table:table-cell office:value-type="float" office:value="32" table:formula="of:=[Overview.$B34]" table:style-name="ce1">
            <text:p>3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Deck pane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36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eck panel (469x469x4mm)</text:p>
          </table:table-cell>
          <table:table-cell office:value-type="string" table:style-name="ce1">
            <text:p>Panel</text:p>
          </table:table-cell>
          <table:table-cell office:value-type="float" office:value="1" table:formula="of:=[Overview.$B37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IN rails</text:p>
          </table:table-cell>
          <table:table-cell table:style-name="ce1"/>
          <table:table-cell office:value-type="float" office:value="2" table:formula="of:=[Overview.$B38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x10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39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Driv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Heat Insert</text:p>
          </table:table-cell>
          <table:table-cell table:style-name="ce1"/>
          <table:table-cell office:value-type="float" office:value="36" table:formula="of:=[Overview.$B41]" table:style-name="ce1">
            <text:p>36</text:p>
          </table:table-cell>
          <table:table-cell office:value-type="string" table:style-name="ce1">
            <text:p>Make sure set screws are against the flat part of the shaft with thread lock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(4 in total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_drive_main_a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42]" table:style-name="ce1">
            <text:p>2</text:p>
          </table:table-cell>
          <table:table-cell office:value-type="string" table:style-name="ce1">
            <text:p>And belt tension is such with the motor that there is no backlash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z_drive_retainer_a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43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z_drive_main_b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44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z_drive_retainer_b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45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5x60 shaft (D cut)</text:p>
          </table:table-cell>
          <table:table-cell table:style-name="ce1"/>
          <table:table-cell office:value-type="float" office:value="4" table:formula="of:=[Overview.$B46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T2 20T 9mm wide pulley</text:p>
          </table:table-cell>
          <table:table-cell office:value-type="string" table:style-name="ce1">
            <text:p>Pulley</text:p>
          </table:table-cell>
          <table:table-cell office:value-type="float" office:value="4" table:formula="of:=[Overview.$B47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625 Bearing</text:p>
          </table:table-cell>
          <table:table-cell office:value-type="string" table:style-name="ce1">
            <text:p>Bearing</text:p>
          </table:table-cell>
          <table:table-cell office:value-type="float" office:value="12" table:formula="of:=[Overview.$B48]" table:style-name="ce1">
            <text:p>1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M5 Shim</text:p>
          </table:table-cell>
          <table:table-cell office:value-type="string" table:style-name="ce1">
            <text:p>Fastener</text:p>
          </table:table-cell>
          <table:table-cell office:value-type="float" office:value="16" table:formula="of:=[Overview.$B49]" table:style-name="ce1">
            <text:p>16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T2 80 Tooth pulley</text:p>
          </table:table-cell>
          <table:table-cell office:value-type="string" table:style-name="ce1">
            <text:p>Pulley</text:p>
          </table:table-cell>
          <table:table-cell office:value-type="float" office:value="4" table:formula="of:=[Overview.$B50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T2 belt loop 6mm wide 188mm<text:s/></text:p>
          </table:table-cell>
          <table:table-cell office:value-type="string" table:style-name="ce1">
            <text:p>Belt</text:p>
          </table:table-cell>
          <table:table-cell office:value-type="float" office:value="4" table:formula="of:=[Overview.$B51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M3x40 SHCS</text:p>
          </table:table-cell>
          <table:table-cell office:value-type="string" table:style-name="ce1">
            <text:p>Fastener</text:p>
          </table:table-cell>
          <table:table-cell office:value-type="float" office:value="24" table:formula="of:=[Overview.$B52]" table:style-name="ce1">
            <text:p>2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[a]_z_drive_baseplate_a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53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[a]_z_drive_baseplate_b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54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 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55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M3x8 BHCS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56]" table:style-name="ce1">
            <text:p>1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57]" table:style-name="ce1">
            <text:p>8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x40 SHCS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58]" table:style-name="ce1">
            <text:p>8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Rubber foot</text:p>
          </table:table-cell>
          <table:table-cell table:style-name="ce1"/>
          <table:table-cell office:value-type="float" office:value="4" table:formula="of:=[Overview.$B59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x16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60]" table:style-name="ce1">
            <text:p>4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oto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ema17 Stepper motor (moons-ms17hd6p420I-04)</text:p>
          </table:table-cell>
          <table:table-cell office:value-type="string" table:style-name="ce1">
            <text:p>Motor</text:p>
          </table:table-cell>
          <table:table-cell office:value-type="float" office:value="4" table:formula="of:=[Overview.$B62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T2 16 Tooth pulley</text:p>
          </table:table-cell>
          <table:table-cell office:value-type="string" table:style-name="ce1">
            <text:p>Pulley</text:p>
          </table:table-cell>
          <table:table-cell office:value-type="float" office:value="4" table:formula="of:=[Overview.$B63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z_motor_mount_a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64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z_motor_mount_b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65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[a]_belt_tensioner_a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66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[a]_belt_tensioner_b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67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68]" table:style-name="ce1">
            <text:p>1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69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x10 BHCS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70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Z idler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BZI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ZI_V2.4_idler_body_x4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74]" table:style-name="ce1">
            <text:p>4</text:p>
          </table:table-cell>
          <table:table-cell office:value-type="string" table:style-name="ce1">
            <text:p>(https://github.com/clee/VoronBFI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[a]_BZI_V2.4_carrier_x4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75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 Nut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76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x30 BHCS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77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T2 20T 9mm idler pulley</text:p>
          </table:table-cell>
          <table:table-cell office:value-type="string" table:style-name="ce1">
            <text:p>Pulley</text:p>
          </table:table-cell>
          <table:table-cell office:value-type="float" office:value="4" table:formula="of:=[Overview.$B78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5x22mm pin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79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X40 SHCS with shim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80]" table:style-name="ce1">
            <text:p>8</text:p>
          </table:table-cell>
          <table:table-cell office:value-type="string" table:style-name="ce1">
            <text:p>(these should be M5x40 BHCS but I didn't have any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81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Bed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luminium bed 350x350</text:p>
          </table:table-cell>
          <table:table-cell office:value-type="string" table:style-name="ce1">
            <text:p>Bed</text:p>
          </table:table-cell>
          <table:table-cell office:value-type="float" office:value="1" table:formula="of:=[Overview.$B84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ed heater</text:p>
          </table:table-cell>
          <table:table-cell office:value-type="string" table:style-name="ce1">
            <text:p>Bed</text:p>
          </table:table-cell>
          <table:table-cell office:value-type="float" office:value="1" table:formula="of:=[Overview.$B85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agnetic sheet</text:p>
          </table:table-cell>
          <table:table-cell office:value-type="string" table:style-name="ce1">
            <text:p>Bed</text:p>
          </table:table-cell>
          <table:table-cell office:value-type="float" office:value="1" table:formula="of:=[Overview.$B86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 washer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87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12 SHCS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88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6 BHCS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89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90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Bakelite spacers</text:p>
          </table:table-cell>
          <table:table-cell office:value-type="string" table:style-name="ce1">
            <text:p>Bed</text:p>
          </table:table-cell>
          <table:table-cell office:value-type="float" office:value="4" table:formula="of:=[Overview.$B91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x12 S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92]" table:style-name="ce1">
            <text:p>4</text:p>
          </table:table-cell>
          <table:table-cell office:value-type="string" table:style-name="ce1">
            <text:p>(used smaller ones instead of 16mm so they are not sticking out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extured/smooth PEI plate</text:p>
          </table:table-cell>
          <table:table-cell office:value-type="string" table:style-name="ce1">
            <text:p>Bed</text:p>
          </table:table-cell>
          <table:table-cell office:value-type="float" office:value="1" table:formula="of:=[Overview.$B93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Bed/PEI guide pin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5x30 pin external thread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95]" table:style-name="ce1">
            <text:p>2</text:p>
          </table:table-cell>
          <table:table-cell office:value-type="string" table:style-name="ce1">
            <text:p>Any M5 screw would do too but I had these for the sexball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96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Gantry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Driv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_drive_frame_lower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00]" table:style-name="ce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2 in total)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_drive_frame_upper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01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_drive_frame_upper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02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_drive_frame_lower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03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04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x30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05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F695 Bearing</text:p>
          </table:table-cell>
          <table:table-cell office:value-type="string" table:style-name="ce1">
            <text:p>Bearing</text:p>
          </table:table-cell>
          <table:table-cell office:value-type="float" office:value="12" table:formula="of:=[Overview.$B106]" table:style-name="ce1">
            <text:p>1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M5 Shim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107]" table:style-name="ce1">
            <text:p>1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ema17 Stepper motor (moons-ms17hd6p420I-04)</text:p>
          </table:table-cell>
          <table:table-cell office:value-type="string" table:style-name="ce1">
            <text:p>Motor</text:p>
          </table:table-cell>
          <table:table-cell office:value-type="float" office:value="2" table:formula="of:=[Overview.$B108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GT2 20 Tooth Pulley</text:p>
          </table:table-cell>
          <table:table-cell office:value-type="string" table:style-name="ce1">
            <text:p>Pulley</text:p>
          </table:table-cell>
          <table:table-cell office:value-type="float" office:value="2" table:formula="of:=[Overview.$B109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3x30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110]" table:style-name="ce1">
            <text:p>6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Mini BF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113]" table:style-name="ce1">
            <text:p>2</text:p>
          </table:table-cell>
          <table:table-cell office:value-type="string" table:style-name="ce1">
            <text:p>(https://github.com/DraftShift/StealthChanger/tree/main/UserMods/BT123/MiniBFI%20%2B%20MicroBFI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iniBFI Belt_Clamp x4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114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iniBFI Carrier 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115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iniBFI Front_Cover 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116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iniBFI Housing 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117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x16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18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x16 B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119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120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121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F695 bearing</text:p>
          </table:table-cell>
          <table:table-cell office:value-type="string" table:style-name="ce1">
            <text:p>Bearing</text:p>
          </table:table-cell>
          <table:table-cell office:value-type="float" office:value="4" table:formula="of:=[Overview.$B122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 Shim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23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5x18mm pin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124]" table:style-name="ce1">
            <text:p>2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Gant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 extrusion (430mm)</text:p>
          </table:table-cell>
          <table:table-cell office:value-type="string" table:style-name="ce1">
            <text:p>Extrusion</text:p>
          </table:table-cell>
          <table:table-cell office:value-type="float" office:value="1" table:formula="of:=[Overview.$B127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128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x10 BHCS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129]" table:style-name="ce1">
            <text:p>8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Linear rail MGN9H <text:s/>(400mm)</text:p>
          </table:table-cell>
          <table:table-cell office:value-type="string" table:style-name="ce1">
            <text:p>Rail</text:p>
          </table:table-cell>
          <table:table-cell office:value-type="float" office:value="2" table:formula="of:=[Overview.$B130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16" table:formula="of:=[Overview.$B131]" table:style-name="ce1">
            <text:p>16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16" table:formula="of:=[Overview.$B132]" table:style-name="ce1">
            <text:p>16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 extrusion (450mm)</text:p>
          </table:table-cell>
          <table:table-cell office:value-type="string" table:style-name="ce1">
            <text:p>Extrusion</text:p>
          </table:table-cell>
          <table:table-cell office:value-type="float" office:value="2" table:formula="of:=[Overview.$B133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134]" table:style-name="ce1">
            <text:p>8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35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36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[a]_z_belt_clip_upper_x4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137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x16 BHCS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138]" table:style-name="ce1">
            <text:p>8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XY Join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y_joint_left_lower_MGN12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40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xy_joint_left_upper_MGN12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41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xy_joint_right_lower_MGN12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42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xy_joint_right_upper_MGN12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43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5 Nut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144]" table:style-name="ce1">
            <text:p>6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F695 Bearing</text:p>
          </table:table-cell>
          <table:table-cell office:value-type="string" table:style-name="ce1">
            <text:p>Bearing</text:p>
          </table:table-cell>
          <table:table-cell office:value-type="float" office:value="4" table:formula="of:=[Overview.$B145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 Shim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46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x40 S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147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5x40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148]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GT20 Tooth Idler</text:p>
          </table:table-cell>
          <table:table-cell office:value-type="string" table:style-name="ce1">
            <text:p>Pulley</text:p>
          </table:table-cell>
          <table:table-cell office:value-type="float" office:value="2" table:formula="of:=[Overview.$B149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X ax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 extrusion (340mm)</text:p>
          </table:table-cell>
          <table:table-cell office:value-type="string" table:style-name="ce1">
            <text:p>Extrusion</text:p>
          </table:table-cell>
          <table:table-cell office:value-type="float" office:value="1" table:formula="of:=[Overview.$B151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inear rail MGN12H (400mm)</text:p>
          </table:table-cell>
          <table:table-cell office:value-type="string" table:style-name="ce1">
            <text:p>Rail</text:p>
          </table:table-cell>
          <table:table-cell office:value-type="float" office:value="1" table:formula="of:=[Overview.$B152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153]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154]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155]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x10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56]" table:style-name="ce1">
            <text:p>4</text:p>
          </table:table-cell>
          <table:table-cell office:value-type="string" table:style-name="ce1">
            <text:p>(no cable guide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x30 B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157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 Shim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158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3x16 SHCS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159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Gantry moun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z_joint_upper_x4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161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 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62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T2 Belt 9mm wide (1200mm)</text:p>
          </table:table-cell>
          <table:table-cell office:value-type="string" table:style-name="ce1">
            <text:p>Belt</text:p>
          </table:table-cell>
          <table:table-cell office:value-type="float" office:value="4" table:formula="of:=[Overview.$B163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[a]_z_belt_clip_lower_x4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164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x30 S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65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x30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66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z_joint_lower_x4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168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M3x20 SHCS</text:p>
          </table:table-cell>
          <table:table-cell office:value-type="string" table:style-name="ce1">
            <text:p>Fastener</text:p>
          </table:table-cell>
          <table:table-cell office:value-type="float" office:value="16" table:formula="of:=[Overview.$B169]" table:style-name="ce1">
            <text:p>1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x40 S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70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A/B belt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T2 Belt 6mm wide (2000mm)</text:p>
          </table:table-cell>
          <table:table-cell office:value-type="string" table:style-name="ce1">
            <text:p>Belt</text:p>
          </table:table-cell>
          <table:table-cell office:value-type="float" office:value="2" table:formula="of:=[Overview.$B172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oolhead</text:p>
          </table:table-cell>
          <table:table-cell table:number-columns-repeated="4" table:style-name="ce1"/>
          <table:table-cell office:value-type="string" table:style-name="ce1">
            <text:p>(https://github.com/VoronDesign/Voron-Stealthburner/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Stealthchanger shutt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huttle MGN12 (Without belt grooves)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76]" table:style-name="ce1">
            <text:p>1</text:p>
          </table:table-cell>
          <table:table-cell office:value-type="string" table:style-name="ce1">
            <text:p>(https://github.com/DraftShift/StealthChanger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huttle_Keeper_9mm_MGN12H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77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Bushings 4ID x 6OD x 6mm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178]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6x3mm N52 magnet</text:p>
          </table:table-cell>
          <table:table-cell office:value-type="string" table:style-name="ce1">
            <text:p>Magnet</text:p>
          </table:table-cell>
          <table:table-cell office:value-type="float" office:value="3" table:formula="of:=[Overview.$B179]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180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40 S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181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x12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82]" table:style-name="ce1">
            <text:p>4</text:p>
          </table:table-cell>
          <table:table-cell office:value-type="string" table:style-name="ce1">
            <text:p>For attaching to carriage through shuttle keeper, must be BHC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Stealtchanger backpla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ealthBurner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184]*4" table:style-name="ce1">
            <text:p>4</text:p>
          </table:table-cell>
          <table:table-cell office:value-type="string" table:style-name="ce1">
            <text:p>An extra backplate for the vinyl cutter toolhead, this does not use octotap atm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16" table:formula="of:=[Overview.$B185]*4" table:style-name="ce1">
            <text:p>1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Dowel pin 4OD x 12mm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186]*4" table:style-name="ce1">
            <text:p>1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x3mm N52 magnet</text:p>
          </table:table-cell>
          <table:table-cell office:value-type="string" table:style-name="ce1">
            <text:p>Magnet</text:p>
          </table:table-cell>
          <table:table-cell office:value-type="float" office:value="4" table:formula="of:=[Overview.$B187]*4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8 FHCS (magnetic)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188]*4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Octotap PCB</text:p>
          </table:table-cell>
          <table:table-cell office:value-type="string" table:style-name="ce1">
            <text:p>PCB</text:p>
          </table:table-cell>
          <table:table-cell office:value-type="float" office:value="3" table:formula="of:=[Overview.$B189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6 B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190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Belt help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ft Block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92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eft Clip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93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Right Block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94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Right Clip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95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196]" table:style-name="ce1">
            <text:p>6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x10 S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97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20 S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198]" table:style-name="ce1">
            <text:p>2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Clockwork 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36" table:formula="of:=[Overview.$B200]*3" table:style-name="ce1">
            <text:p>36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[a]_guidler_a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01]*3" table:style-name="ce1">
            <text:p>3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[a]_guidler_b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02]*3" table:style-name="ce1">
            <text:p>3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16 SHCS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203]*3" table:style-name="ce1">
            <text:p>3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MG gears (idler, thumbscrew, 2MR85 bearing)</text:p>
          </table:table-cell>
          <table:table-cell table:style-name="ce1"/>
          <table:table-cell office:value-type="float" office:value="3" table:formula="of:=[Overview.$B204]*3" table:style-name="ce1">
            <text:p>3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[a]_latch_shuttle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05]*3" table:style-name="ce1">
            <text:p>3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otor_plate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06]*3" table:style-name="ce1">
            <text:p>3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ain_body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07]*3" table:style-name="ce1">
            <text:p>3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6 FHCS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208]*3" table:style-name="ce1">
            <text:p>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3x25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209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M3x25 SHCS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210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[a]_latch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11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M3x25 SHCS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212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Nema 14 pancake stepper (CSE14HRA1L410A)</text:p>
          </table:table-cell>
          <table:table-cell office:value-type="string" table:style-name="ce1">
            <text:p>Motor</text:p>
          </table:table-cell>
          <table:table-cell office:value-type="float" office:value="3" table:formula="of:=[Overview.$B213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M3x30 SHCS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214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215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M3 Washer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216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9" table:formula="of:=[Overview.$B217]*3" table:style-name="ce1">
            <text:p>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sb2240_holder_partA_remixed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18]*3" table:style-name="ce1">
            <text:p>3</text:p>
          </table:table-cell>
          <table:table-cell office:value-type="string" table:style-name="ce1">
            <text:p>(https://www.printables.com/model/825825-sb2209-sb2240-mount-for-pug-new-plug)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sb2240_holder_partB.stl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19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M3x20 SHCS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220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221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PUG_v4_M_7.0mm.stl</text:p>
          </table:table-cell>
          <table:table-cell office:value-type="string" table:style-name="ce1">
            <text:p>3D print</text:p>
          </table:table-cell>
          <table:table-cell office:value-type="float" office:value="6" table:formula="of:=[Overview.$B222]*3" table:style-name="ce1">
            <text:p>6</text:p>
          </table:table-cell>
          <table:table-cell office:value-type="string" table:style-name="ce1">
            <text:p>(https://www.printables.com/model/378567-pug-parametric-umbilical-gland)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3x12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223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M3x16 SHCS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224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able_door_for_pcb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25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6 BHCS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226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[a]_pcb_spacer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228]*2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B2209 PCB</text:p>
          </table:table-cell>
          <table:table-cell office:value-type="string" table:style-name="ce1">
            <text:p>PCB</text:p>
          </table:table-cell>
          <table:table-cell office:value-type="float" office:value="2" table:formula="of:=[Overview.$B229]*2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10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230]*2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EBB36 PCB</text:p>
          </table:table-cell>
          <table:table-cell office:value-type="string" table:style-name="ce1">
            <text:p>PCB</text:p>
          </table:table-cell>
          <table:table-cell office:value-type="float" office:value="1" table:formula="of:=[Overview.$B232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EBB36 mount base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33]" table:style-name="ce1">
            <text:p>1</text:p>
          </table:table-cell>
          <table:table-cell office:value-type="string" table:style-name="ce1">
            <text:p>(https://www.printables.com/model/1126741-ebb36-v12-cw2-mount-with-pug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EBB36 mount retainer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34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40 SHCS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235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16 SHCS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236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ool cartrid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ealthburner_printhead_dragon_front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38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tealthburner_printhead_dragon_rear_cw2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39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tealthburner_printhead_v6_r6_front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240]*2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tealthburner_printhead_v6_r6_rear_cw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241]*2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242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16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243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ragon HF hotend</text:p>
          </table:table-cell>
          <table:table-cell office:value-type="string" table:style-name="ce1">
            <text:p>Hotend</text:p>
          </table:table-cell>
          <table:table-cell office:value-type="float" office:value="1" table:formula="of:=[Overview.$B244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V6 Clone hotend</text:p>
          </table:table-cell>
          <table:table-cell office:value-type="string" table:style-name="ce1">
            <text:p>Hotend</text:p>
          </table:table-cell>
          <table:table-cell office:value-type="float" office:value="2" table:formula="of:=[Overview.$B245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mm OD PTFE Tube</text:p>
          </table:table-cell>
          <table:table-cell office:value-type="string" table:style-name="ce1">
            <text:p>Filament routing</text:p>
          </table:table-cell>
          <table:table-cell office:value-type="float" office:value="3" table:formula="of:=[Overview.$B246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Stealthburn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a]_stealthburner_main_body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48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[o]_stealthburner_LED_carrier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49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[c]_stealthburner_LED_diffuser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50]*3" table:style-name="ce1">
            <text:p>3</text:p>
          </table:table-cell>
          <table:table-cell office:value-type="string" table:style-name="ce1">
            <text:p>(I don't have a resin print so I used a bit of panel diffuse protective plastic, that works fine too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eopixel LED wiring</text:p>
          </table:table-cell>
          <table:table-cell table:style-name="ce1"/>
          <table:table-cell office:value-type="float" office:value="3" table:formula="of:=[Overview.$B251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010 Fan</text:p>
          </table:table-cell>
          <table:table-cell office:value-type="string" table:style-name="ce1">
            <text:p>Fan</text:p>
          </table:table-cell>
          <table:table-cell office:value-type="float" office:value="3" table:formula="of:=[Overview.$B252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015 Blower Fan</text:p>
          </table:table-cell>
          <table:table-cell office:value-type="string" table:style-name="ce1">
            <text:p>Fan</text:p>
          </table:table-cell>
          <table:table-cell office:value-type="float" office:value="3" table:formula="of:=[Overview.$B253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B0000 PCB</text:p>
          </table:table-cell>
          <table:table-cell office:value-type="string" table:style-name="ce1">
            <text:p>PCB</text:p>
          </table:table-cell>
          <table:table-cell office:value-type="float" office:value="2" table:formula="of:=[Overview.$B254]*2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6 F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255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Electronic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Co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8P v2.0 PCB</text:p>
          </table:table-cell>
          <table:table-cell office:value-type="string" table:style-name="ce1">
            <text:p>PCB</text:p>
          </table:table-cell>
          <table:table-cell office:value-type="float" office:value="1" table:formula="of:=[Overview.$B259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B1 module</text:p>
          </table:table-cell>
          <table:table-cell office:value-type="string" table:style-name="ce1">
            <text:p>PCB</text:p>
          </table:table-cell>
          <table:table-cell office:value-type="float" office:value="1" table:formula="of:=[Overview.$B260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anta_M8P_2pc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61]" table:style-name="ce1">
            <text:p>1</text:p>
          </table:table-cell>
          <table:table-cell office:value-type="string" table:style-name="ce1">
            <text:p>(https://github.com/FORMBOT/Voron-2.4/tree/main/STL/Primary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2.5x6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262]" table:style-name="ce1">
            <text:p>4</text:p>
          </table:table-cell>
          <table:table-cell office:value-type="string" table:style-name="ce1">
            <text:p>(comes with m8p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SU LRS-250-24</text:p>
          </table:table-cell>
          <table:table-cell office:value-type="string" table:style-name="ce1">
            <text:p>PCB</text:p>
          </table:table-cell>
          <table:table-cell office:value-type="float" office:value="1" table:formula="of:=[Overview.$B264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rs_200_psu_bracket_x2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65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4x6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266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SU_stabilizer_50mm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67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268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4x6 BHCS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269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5x10 BHCS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270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-6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72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ower_inlet_filtered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74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5" table:formula="of:=[Overview.$B275]" table:style-name="ce1">
            <text:p>5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C switch</text:p>
          </table:table-cell>
          <table:table-cell table:style-name="ce1"/>
          <table:table-cell office:value-type="float" office:value="1" table:formula="of:=[Overview.$B276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Filtered inlet</text:p>
          </table:table-cell>
          <table:table-cell table:style-name="ce1"/>
          <table:table-cell office:value-type="float" office:value="1" table:formula="of:=[Overview.$B277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4">
            <text:p>Medium Blow Fuse 5x20mm 4A</text:p>
          </table:table-cell>
          <table:table-cell table:style-name="ce4"/>
          <table:table-cell office:value-type="float" office:value="1" table:formula="of:=[Overview.$B278]" table:style-name="ce4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4">
            <text:p>C13 Power Cord</text:p>
          </table:table-cell>
          <table:table-cell office:value-type="string" table:style-name="ce4">
            <text:p>Wiring</text:p>
          </table:table-cell>
          <table:table-cell office:value-type="float" office:value="1" table:formula="of:=[Overview.$B279]" table:style-name="ce4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10 F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280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281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282]" table:style-name="ce1">
            <text:p>2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Omron SSR with relay mount</text:p>
          </table:table-cell>
          <table:table-cell office:value-type="string" table:style-name="ce1">
            <text:p>PCB</text:p>
          </table:table-cell>
          <table:table-cell office:value-type="float" office:value="1" table:formula="of:=[Overview.$B284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4x6 B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285]" table:style-name="ce1">
            <text:p>2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eripherals interfac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B cable male to male</text:p>
          </table:table-cell>
          <table:table-cell office:value-type="string" table:style-name="ce1">
            <text:p>Wiring</text:p>
          </table:table-cell>
          <table:table-cell office:value-type="float" office:value="2" table:formula="of:=[Overview.$B287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Ethernet cable male to male</text:p>
          </table:table-cell>
          <table:table-cell office:value-type="string" table:style-name="ce1">
            <text:p>Wiring</text:p>
          </table:table-cell>
          <table:table-cell office:value-type="float" office:value="1" table:formula="of:=[Overview.$B288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SB Keystone</text:p>
          </table:table-cell>
          <table:table-cell table:style-name="ce1"/>
          <table:table-cell office:value-type="float" office:value="2" table:formula="of:=[Overview.$B289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Ethernet Keystone</text:p>
          </table:table-cell>
          <table:table-cell table:style-name="ce1"/>
          <table:table-cell office:value-type="float" office:value="1" table:formula="of:=[Overview.$B290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Voron Skirt Keystone-Inside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91]" table:style-name="ce1">
            <text:p>1</text:p>
          </table:table-cell>
          <table:table-cell office:value-type="string" table:style-name="ce1">
            <text:p>(https://www.printables.com/model/609433-voron-skirt-keystone-for-usbethernet/files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Voron Skirt Keystone-Outside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92]" table:style-name="ce1">
            <text:p>1</text:p>
          </table:table-cell>
          <table:table-cell office:value-type="string" table:style-name="ce1">
            <text:p>I had to modify them to make them fit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SB splitter 4 way</text:p>
          </table:table-cell>
          <table:table-cell office:value-type="string" table:style-name="ce1">
            <text:p>Wiring</text:p>
          </table:table-cell>
          <table:table-cell office:value-type="float" office:value="1" table:formula="of:=[Overview.$B293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SB webcam</text:p>
          </table:table-cell>
          <table:table-cell table:style-name="ce1"/>
          <table:table-cell office:value-type="float" office:value="1" table:formula="of:=[Overview.$B294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Wago CAN distribu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AGO_5_DIN V2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96]" table:style-name="ce1">
            <text:p>1</text:p>
          </table:table-cell>
          <table:table-cell office:value-type="string" table:style-name="ce1">
            <text:p>(https://www.printables.com/model/619371-wago-221-din-mount-2-3-5/files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Wago 221 2 way</text:p>
          </table:table-cell>
          <table:table-cell office:value-type="string" table:style-name="ce1">
            <text:p>Wiring</text:p>
          </table:table-cell>
          <table:table-cell office:value-type="float" office:value="4" table:formula="of:=[Overview.$B297]" table:style-name="ce1">
            <text:p>4</text:p>
          </table:table-cell>
          <table:table-cell office:value-type="string" table:style-name="ce1">
            <text:p>(to connect the back umbilical to 24v and CAN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Wago 221 5 way</text:p>
          </table:table-cell>
          <table:table-cell office:value-type="string" table:style-name="ce1">
            <text:p>Wiring</text:p>
          </table:table-cell>
          <table:table-cell office:value-type="float" office:value="4" table:formula="of:=[Overview.$B299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AN exhaust box.step (base)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00]" table:style-name="ce1">
            <text:p>1</text:p>
          </table:table-cell>
          <table:table-cell office:value-type="string" table:style-name="ce1">
            <text:p>(https://www.printables.com/model/1119606-wago-can-distribution-box-for-n3mi-umbilical-plate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AN exhaust box.step (lid)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01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Wago_221_415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302]" table:style-name="ce1">
            <text:p>2</text:p>
          </table:table-cell>
          <table:table-cell office:value-type="string" table:style-name="ce1">
            <text:p>(https://www.printables.com/model/506687-wago-221-415-mount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Bowden coupler</text:p>
          </table:table-cell>
          <table:table-cell table:style-name="ce1"/>
          <table:table-cell office:value-type="float" office:value="6" table:formula="of:=[Overview.$B303]" table:style-name="ce1">
            <text:p>6</text:p>
          </table:table-cell>
          <table:table-cell office:value-type="string" table:style-name="ce1">
            <text:p>I've added these after the fact because the PTFE tubes were getting kinked by drilling a hole into the lid and then forcibly threading them in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Umbilical and cable chain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Back umbilic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N Cable</text:p>
          </table:table-cell>
          <table:table-cell office:value-type="string" table:style-name="ce1">
            <text:p>Wiring</text:p>
          </table:table-cell>
          <table:table-cell office:value-type="float" office:value="1" table:formula="of:=[Overview.$B307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1.5mm² wire</text:p>
          </table:table-cell>
          <table:table-cell office:value-type="string" table:style-name="ce1">
            <text:p>Wiring</text:p>
          </table:table-cell>
          <table:table-cell office:value-type="float" office:value="2" table:formula="of:=[Overview.$B308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able sleeve (8mm)</text:p>
          </table:table-cell>
          <table:table-cell office:value-type="string" table:style-name="ce1">
            <text:p>Wiring</text:p>
          </table:table-cell>
          <table:table-cell office:value-type="float" office:value="1" table:formula="of:=[Overview.$B309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3"/>
          <table:table-cell office:value-type="float" office:value="2" table:style-name="ce1">
            <text:p>2</text:p>
          </table:table-cell>
          <table:table-cell office:value-type="string" table:style-name="ce1">
            <text:p>PUG_v4_M_8.5mm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310]" table:style-name="ce1">
            <text:p>2</text:p>
          </table:table-cell>
          <table:table-cell office:value-type="string" table:style-name="ce1">
            <text:p>(https://www.printables.com/model/378567-pug-parametric-umbilical-gland)</text:p>
          </table:table-cell>
          <table:table-cell table:number-columns-repeated="16378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1">
            <text:p>Toolhead umbilic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G7_6_tool_350mm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12]" table:style-name="ce1">
            <text:p>1</text:p>
          </table:table-cell>
          <table:table-cell office:value-type="string" table:style-name="ce1">
            <text:p>(https://github.com/DraftShift/CableManagement/tree/main/UserMods/N3MI-DG/Umbilical_Plates), I added a hole for the thermistor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313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x10 B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314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er toolh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ano wire</text:p>
          </table:table-cell>
          <table:table-cell office:value-type="string" table:style-name="ce1">
            <text:p>Wiring</text:p>
          </table:table-cell>
          <table:table-cell office:value-type="float" office:value="6" table:formula="of:=[Overview.$B316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able sleeve (8mm)</text:p>
          </table:table-cell>
          <table:table-cell office:value-type="string" table:style-name="ce1">
            <text:p>Wiring</text:p>
          </table:table-cell>
          <table:table-cell office:value-type="float" office:value="3" table:formula="of:=[Overview.$B317]*3" table:style-name="ce1">
            <text:p>3</text:p>
          </table:table-cell>
          <table:table-cell office:value-type="string" table:style-name="ce1">
            <text:p>(https://www.aliexpress.com/item/1005007407008905.html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TFE Tube ID 3mm OD 4mm (1m)</text:p>
          </table:table-cell>
          <table:table-cell office:value-type="string" table:style-name="ce1">
            <text:p>Filament routing</text:p>
          </table:table-cell>
          <table:table-cell office:value-type="float" office:value="3" table:formula="of:=[Overview.$B318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G-7 gland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319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AN cable (80cm)</text:p>
          </table:table-cell>
          <table:table-cell office:value-type="string" table:style-name="ce1">
            <text:p>Wiring</text:p>
          </table:table-cell>
          <table:table-cell office:value-type="float" office:value="3" table:formula="of:=[Overview.$B320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Z cable ch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pClamp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22]" table:style-name="ce1">
            <text:p>1</text:p>
          </table:table-cell>
          <table:table-cell office:value-type="string" table:style-name="ce1">
            <text:p>https://www.printables.com/model/1140907-brackets-for-z-umbilical-with-pug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opPUGRetainer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23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ottomClamp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24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ottomPUGRetainer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25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326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x16 S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327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 Hammer T-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328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329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able shroud</text:p>
          </table:table-cell>
          <table:table-cell office:value-type="string" table:style-name="ce1">
            <text:p>Wiring</text:p>
          </table:table-cell>
          <table:table-cell office:value-type="float" office:value="1" table:formula="of:=[Overview.$B330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Skirts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1">
            <text:p>Co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ar_center_skirt_350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34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ide_skirt_a_350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335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ide_skirt_b_350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336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front_skirt_a_350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37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front_skirt_b_350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38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keystone_panel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39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side_fan_support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340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[a]_fan_grill_retainer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341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7" table:style-name="ce1">
            <text:p>27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27" table:formula="of:=[Overview.$B342]" table:style-name="ce1">
            <text:p>2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6020 Fan</text:p>
          </table:table-cell>
          <table:table-cell office:value-type="string" table:style-name="ce1">
            <text:p>Fan</text:p>
          </table:table-cell>
          <table:table-cell office:value-type="float" office:value="2" table:formula="of:=[Overview.$B343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[a]_belt_guard_a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344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[a]_belt_guard_b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345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8" table:style-name="ce1">
            <text:p>8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346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" table:style-name="ce1">
            <text:p>10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10" table:formula="of:=[Overview.$B347]" table:style-name="ce1">
            <text:p>10</text:p>
          </table:table-cell>
          <table:table-cell office:value-type="string" table:style-name="ce1">
            <text:p>Should have gone with M3 Hammer nuts for the skirts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0" table:style-name="ce1">
            <text:p>10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10" table:formula="of:=[Overview.$B348]" table:style-name="ce1">
            <text:p>1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6" table:style-name="ce1">
            <text:p>16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16" table:formula="of:=[Overview.$B349]" table:style-name="ce1">
            <text:p>1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350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351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352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353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x10 B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354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LC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TT 5" HDMI screen</text:p>
          </table:table-cell>
          <table:table-cell table:style-name="ce1"/>
          <table:table-cell office:value-type="float" office:value="1" table:formula="of:=[Overview.$B356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tt_hdmi5_hidden_connector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57]" table:style-name="ce1">
            <text:p>1</text:p>
          </table:table-cell>
          <table:table-cell office:value-type="string" table:style-name="ce1">
            <text:p>(https://www.printables.com/model/612525-btt-hdmi5-mount-conector-hide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Voron Mount for Hdmi5 Screen Holder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58]" table:style-name="ce1">
            <text:p>1</text:p>
          </table:table-cell>
          <table:table-cell office:value-type="string" table:style-name="ce1">
            <text:p>(https://www.printables.com/model/415066-bigtreetech-hdmi5-screen-mount-for-voron-24/files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3x12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359]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360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Z belt cover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z_belt_cover_a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364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z_belt_cover_b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365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x6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366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367]" table:style-name="ce1">
            <text:p>4</text:p>
          </table:table-cell>
          <table:table-cell office:value-type="string" table:style-name="ce1">
            <text:p>Should have also probably gone with hammerhead Nut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Panels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1">
            <text:p>Bottom pan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lycarbonate panel black (483x503x4)</text:p>
          </table:table-cell>
          <table:table-cell office:value-type="string" table:style-name="ce1">
            <text:p>Panel</text:p>
          </table:table-cell>
          <table:table-cell office:value-type="float" office:value="1" table:formula="of:=[Overview.$B371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bottom_panel_clip_x4.stl</text:p>
          </table:table-cell>
          <table:table-cell office:value-type="string" table:style-name="ce1">
            <text:p>3D print</text:p>
          </table:table-cell>
          <table:table-cell office:value-type="float" office:value="6" table:formula="of:=[Overview.$B372]" table:style-name="ce1">
            <text:p>6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3x12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373]" table:style-name="ce1">
            <text:p>6</text:p>
          </table:table-cell>
          <table:table-cell table:number-columns-repeated="16379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1">
            <text:p>Back pan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lycarbonate panel black</text:p>
          </table:table-cell>
          <table:table-cell office:value-type="string" table:style-name="ce1">
            <text:p>Panel</text:p>
          </table:table-cell>
          <table:table-cell office:value-type="float" office:value="1" table:formula="of:=[Overview.$B375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float" office:value="1" table:style-name="ce1">
            <text:p>1</text:p>
          </table:table-cell>
          <table:table-cell office:value-type="string" table:style-name="ce1">
            <text:p>1mm foam tape</text:p>
          </table:table-cell>
          <table:table-cell office:value-type="string" table:style-name="ce1">
            <text:p>Sealant</text:p>
          </table:table-cell>
          <table:table-cell office:value-type="float" office:value="1" table:formula="of:=[Overview.$B376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float" office:value="4" table:style-name="ce1">
            <text:p>4</text:p>
          </table:table-cell>
          <table:table-cell office:value-type="string" table:style-name="ce1">
            <text:p>corner_panel_clip_4mm_x8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377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float" office:value="3" table:style-name="ce1">
            <text:p>3</text:p>
          </table:table-cell>
          <table:table-cell office:value-type="string" table:style-name="ce1">
            <text:p>midspan_panel_clip_4mm_x7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378]" table:style-name="ce1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float" office:value="11" table:style-name="ce1">
            <text:p>11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11" table:formula="of:=[Overview.$B379]" table:style-name="ce1">
            <text:p>11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float" office:value="11" table:style-name="ce1">
            <text:p>11</text:p>
          </table:table-cell>
          <table:table-cell office:value-type="string" table:style-name="ce1">
            <text:p>M3 Hammer T-Nut</text:p>
          </table:table-cell>
          <table:table-cell office:value-type="string" table:style-name="ce1">
            <text:p>Fastener</text:p>
          </table:table-cell>
          <table:table-cell office:value-type="float" office:value="11" table:formula="of:=[Overview.$B380]" table:style-name="ce1">
            <text:p>11</text:p>
          </table:table-cell>
          <table:table-cell table:number-columns-repeated="16379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1">
            <text:p>Side pane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lycarbonate panel clear (483x503x3 mm)</text:p>
          </table:table-cell>
          <table:table-cell office:value-type="string" table:style-name="ce1">
            <text:p>Panel</text:p>
          </table:table-cell>
          <table:table-cell office:value-type="float" office:value="2" table:formula="of:=[Overview.$B382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3mm foam tape</text:p>
          </table:table-cell>
          <table:table-cell office:value-type="string" table:style-name="ce1">
            <text:p>Sealant</text:p>
          </table:table-cell>
          <table:table-cell office:value-type="float" office:value="2" table:formula="of:=[Overview.$B383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1">
            <text:p>Tough latche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tough_handle_1_8mm_holes.stl</text:p>
          </table:table-cell>
          <table:table-cell office:value-type="string" table:style-name="ce1">
            <text:p>3D print</text:p>
          </table:table-cell>
          <table:table-cell office:value-type="float" office:value="22" table:formula="of:=[Overview.$B385]" table:style-name="ce1">
            <text:p>22</text:p>
          </table:table-cell>
          <table:table-cell office:value-type="string" table:style-name="ce1">
            <text:p>(https://www.printables.com/model/1061047-tough-latches-with-space-for-18mm-dowel-pins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88" table:style-name="ce1">
            <text:p>88</text:p>
          </table:table-cell>
          <table:table-cell office:value-type="string" table:style-name="ce1">
            <text:p>1.5mm x 12mm pin</text:p>
          </table:table-cell>
          <table:table-cell office:value-type="string" table:style-name="ce1">
            <text:p>Fastener</text:p>
          </table:table-cell>
          <table:table-cell office:value-type="float" office:value="88" table:formula="of:=[Overview.$B386]" table:style-name="ce1">
            <text:p>8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8" table:style-name="ce1">
            <text:p>88</text:p>
          </table:table-cell>
          <table:table-cell office:value-type="string" table:style-name="ce1">
            <text:p>M3x4 set screw</text:p>
          </table:table-cell>
          <table:table-cell office:value-type="string" table:style-name="ce1">
            <text:p>Fastener</text:p>
          </table:table-cell>
          <table:table-cell office:value-type="float" office:value="88" table:formula="of:=[Overview.$B387]" table:style-name="ce1">
            <text:p>88</text:p>
          </table:table-cell>
          <table:table-cell office:value-type="string" table:style-name="ce1">
            <text:p>I would forego those set screws and just use superglue, these set screws make it way to easy to crack the plastic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M3x12 SHCS</text:p>
          </table:table-cell>
          <table:table-cell office:value-type="string" table:style-name="ce1">
            <text:p>Fastener</text:p>
          </table:table-cell>
          <table:table-cell office:value-type="float" office:value="22" table:formula="of:=[Overview.$B388]" table:style-name="ce1">
            <text:p>2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M3 Hammer T-Nut</text:p>
          </table:table-cell>
          <table:table-cell office:value-type="string" table:style-name="ce1">
            <text:p>Fastener</text:p>
          </table:table-cell>
          <table:table-cell office:value-type="float" office:value="22" table:formula="of:=[Overview.$B389]" table:style-name="ce1">
            <text:p>2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op pan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lycarbonate panel clear (483x483x3 mm)</text:p>
          </table:table-cell>
          <table:table-cell office:value-type="string" table:style-name="ce1">
            <text:p>Panel</text:p>
          </table:table-cell>
          <table:table-cell office:value-type="float" office:value="1" table:formula="of:=[Overview.$B391]" table:style-name="ce1">
            <text:p>1</text:p>
          </table:table-cell>
          <table:table-cell office:value-type="string" table:style-name="ce1">
            <text:p>The top panel is installed on the top hat in the same way as it was on the frame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mm foam tape</text:p>
          </table:table-cell>
          <table:table-cell office:value-type="string" table:style-name="ce1">
            <text:p>Sealant</text:p>
          </table:table-cell>
          <table:table-cell office:value-type="float" office:value="1" table:formula="of:=[Overview.$B392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orner_panel_clip_4mm_x8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393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394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3 Hammer T-Nut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395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lter</text:p>
          </table:table-cell>
          <table:table-cell table:number-columns-repeated="4" table:style-name="ce1"/>
          <table:table-cell office:value-type="string" table:style-name="ce1">
            <text:p>(https://www.printables.com/model/334276-the-filter-for-voron-24)</text:p>
          </table:table-cell>
          <table:table-cell table:number-columns-repeated="16378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1">
            <text:p>Main cartrid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ctivated carbon (acid free)</text:p>
          </table:table-cell>
          <table:table-cell table:style-name="ce1"/>
          <table:table-cell office:value-type="float" office:value="1" table:formula="of:=[Overview.$B399]" table:style-name="ce1">
            <text:p>1</text:p>
          </table:table-cell>
          <table:table-cell office:value-type="string" table:style-name="ce1">
            <text:p>Not used the ones that came with Formbot because those are tinier pellets</text:p>
          </table:table-cell>
          <table:table-cell table:number-columns-repeated="16378"/>
        </table:table-row>
        <table:table-row table:style-name="ro2">
          <table:table-cell table:style-name="ce3"/>
          <table:table-cell office:value-type="float" office:value="1" table:style-name="ce1">
            <text:p>1</text:p>
          </table:table-cell>
          <table:table-cell office:value-type="string" table:style-name="ce1">
            <text:p>TheScrewFilter.step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00]" table:style-name="ce1">
            <text:p>1</text:p>
          </table:table-cell>
          <table:table-cell office:value-type="string" table:style-name="ce1">
            <text:p>(https://www.printables.com/model/947574-the-screw-filter)</text:p>
          </table:table-cell>
          <table:table-cell table:number-columns-repeated="16378"/>
        </table:table-row>
        <table:table-row table:style-name="ro2">
          <table:table-cell table:style-name="ce3"/>
          <table:table-cell office:value-type="float" office:value="1" table:style-name="ce1">
            <text:p>1</text:p>
          </table:table-cell>
          <table:table-cell office:value-type="string" table:style-name="ce1">
            <text:p>The Filter_Stock_Lid_1_1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01]" table:style-name="ce1">
            <text:p>1</text:p>
          </table:table-cell>
          <table:table-cell office:value-type="string" table:style-name="ce1">
            <text:p>(https://www.printables.com/model/334276-the-filter-for-voron-24)</text:p>
          </table:table-cell>
          <table:table-cell table:number-columns-repeated="16378"/>
        </table:table-row>
        <table:table-row table:style-name="ro2">
          <table:table-cell table:style-name="ce3"/>
          <table:table-cell office:value-type="float" office:value="2" table:style-name="ce1">
            <text:p>2</text:p>
          </table:table-cell>
          <table:table-cell office:value-type="string" table:style-name="ce1">
            <text:p>Wago 221 2 way</text:p>
          </table:table-cell>
          <table:table-cell office:value-type="string" table:style-name="ce1">
            <text:p>Wiring</text:p>
          </table:table-cell>
          <table:table-cell office:value-type="float" office:value="2" table:formula="of:=[Overview.$B402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50x15 blower fan</text:p>
          </table:table-cell>
          <table:table-cell office:value-type="string" table:style-name="ce1">
            <text:p>Fan</text:p>
          </table:table-cell>
          <table:table-cell office:value-type="float" office:value="2" table:formula="of:=[Overview.$B403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25 S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404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405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Side bed fa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eFilter-Single_Left_Fixed_Front_Mount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07]" table:style-name="ce1">
            <text:p>1</text:p>
          </table:table-cell>
          <table:table-cell office:value-type="string" table:style-name="ce1">
            <text:p>(https://www.printables.com/model/951275-the-filter-front-mounted-side-fans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heFilter-Single_Right_Fixed_Front_Mount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08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he_Filter_Single_Left Side Lid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09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he_Filter_Single_Right Side Lid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10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x25 S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411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412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50x15 blower fan</text:p>
          </table:table-cell>
          <table:table-cell office:value-type="string" table:style-name="ce1">
            <text:p>Fan</text:p>
          </table:table-cell>
          <table:table-cell office:value-type="float" office:value="2" table:formula="of:=[Overview.$B413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LED Bar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ED Bar</text:p>
          </table:table-cell>
          <table:table-cell table:style-name="ce1"/>
          <table:table-cell office:value-type="float" office:value="1" table:formula="of:=[Overview.$B417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ed_holder_b_formbot_with_slit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18]" table:style-name="ce1">
            <text:p>1</text:p>
          </table:table-cell>
          <table:table-cell office:value-type="string" table:style-name="ce1">
            <text:p>(https://www.printables.com/model/1083956-formbot-led-bar-holder-with-slit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ed_holder_b_formbot_with_slit.stl (mirror)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19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20 S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420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 Hammer T-Nu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421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Nozzle wiper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ambuWiperBetweenTheFilterFans-Container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25]" table:style-name="ce1">
            <text:p>1</text:p>
          </table:table-cell>
          <table:table-cell office:value-type="string" table:style-name="ce1">
            <text:p>(https://www.printables.com/model/1133796-bambu-nozzle-brush-with-tray-between-the-filter-be/files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ambuWiperBetweenTheFilterFans-Wiper holder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26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ambu lab A1 silicone brush</text:p>
          </table:table-cell>
          <table:table-cell table:style-name="ce1"/>
          <table:table-cell office:value-type="float" office:value="1" table:formula="of:=[Overview.$B427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428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429]" table:style-name="ce1">
            <text:p>1</text:p>
          </table:table-cell>
          <table:table-cell office:value-type="string" table:style-name="ce1">
            <text:p>Use hammerhead nuts in case you ever need to move it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Clicky clack door</text:p>
          </table:table-cell>
          <table:table-cell table:number-columns-repeated="4" table:style-name="ce1"/>
          <table:table-cell office:value-type="string" table:style-name="ce1">
            <text:p>(https://github.com/tanaes/whopping_Voron_mods/tree/main/clickyclacky_door)</text:p>
          </table:table-cell>
          <table:table-cell table:number-columns-repeated="16378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table:style-name="ce3"/>
          <table:table-cell office:value-type="float" office:value="2" table:style-name="ce1">
            <text:p>2</text:p>
          </table:table-cell>
          <table:table-cell office:value-type="string" table:style-name="ce1">
            <text:p>A Extrusion (470mm)</text:p>
          </table:table-cell>
          <table:table-cell office:value-type="string" table:style-name="ce1">
            <text:p>Extrusion</text:p>
          </table:table-cell>
          <table:table-cell office:value-type="float" office:value="2" table:formula="of:=[Overview.$B434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float" office:value="2" table:style-name="ce1">
            <text:p>2</text:p>
          </table:table-cell>
          <table:table-cell office:value-type="string" table:style-name="ce1">
            <text:p>B Extrusion (530mm)</text:p>
          </table:table-cell>
          <table:table-cell office:value-type="string" table:style-name="ce1">
            <text:p>Extrusion</text:p>
          </table:table-cell>
          <table:table-cell office:value-type="float" office:value="2" table:formula="of:=[Overview.$B435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float" office:value="1" table:style-name="ce1">
            <text:p>1</text:p>
          </table:table-cell>
          <table:table-cell office:value-type="string" table:style-name="ce1">
            <text:p>Polycarbonate panel (480x500)</text:p>
          </table:table-cell>
          <table:table-cell office:value-type="string" table:style-name="ce1">
            <text:p>Panel</text:p>
          </table:table-cell>
          <table:table-cell office:value-type="float" office:value="1" table:formula="of:=[Overview.$B436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float" office:value="6" table:style-name="ce1">
            <text:p>6</text:p>
          </table:table-cell>
          <table:table-cell office:value-type="string" table:style-name="ce1">
            <text:p>M5x7x8 Split bushing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437]" table:style-name="ce1">
            <text:p>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float" office:value="4" table:style-name="ce1">
            <text:p>4</text:p>
          </table:table-cell>
          <table:table-cell office:value-type="string" table:style-name="ce1">
            <text:p>M5x45 Dowel pin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438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float" office:value="4" table:style-name="ce1">
            <text:p>4</text:p>
          </table:table-cell>
          <table:table-cell office:value-type="string" table:style-name="ce1">
            <text:p>M3x20 S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439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float" office:value="12" table:style-name="ce1">
            <text:p>12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440]" table:style-name="ce1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float" office:value="12" table:style-name="ce1">
            <text:p>12</text:p>
          </table:table-cell>
          <table:table-cell office:value-type="string" table:style-name="ce1">
            <text:p>6x3mm magnet</text:p>
          </table:table-cell>
          <table:table-cell office:value-type="string" table:style-name="ce1">
            <text:p>Magnet</text:p>
          </table:table-cell>
          <table:table-cell office:value-type="float" office:value="12" table:formula="of:=[Overview.$B441]" table:style-name="ce1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float" office:value="1" table:style-name="ce1">
            <text:p>1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442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x16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443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Handle-Hinge_Bottom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44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Handle-Hinge_Top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45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Handle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46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Hinge-L-sleeve-2X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447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Hinge-L-solid-2X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448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atch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49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2020-Extrusion-end-cap.step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450]" table:style-name="ce1">
            <text:p>4</text:p>
          </table:table-cell>
          <table:table-cell office:value-type="string" table:style-name="ce1">
            <text:p>(https://www.printables.com/model/642540-2020-end-cap-with-chamfer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 weather strip</text:p>
          </table:table-cell>
          <table:table-cell office:value-type="string" table:style-name="ce1">
            <text:p>Sealant</text:p>
          </table:table-cell>
          <table:table-cell office:value-type="float" office:value="1" table:formula="of:=[Overview.$B451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Handles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table:style-name="ce3"/>
          <table:table-cell office:value-type="float" office:value="2" table:style-name="ce1">
            <text:p>2</text:p>
          </table:table-cell>
          <table:table-cell office:value-type="string" table:style-name="ce1">
            <text:p>[a]_handle_middle_part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455]" table:style-name="ce1">
            <text:p>2</text:p>
          </table:table-cell>
          <table:table-cell office:value-type="string" table:style-name="ce1">
            <text:p>(https://mods.vorondesign.com/details/xa84lhUN5aMX4nmfZquaQ)</text:p>
          </table:table-cell>
          <table:table-cell table:number-columns-repeated="16378"/>
        </table:table-row>
        <table:table-row table:style-name="ro2">
          <table:table-cell table:style-name="ce3"/>
          <table:table-cell office:value-type="float" office:value="2" table:style-name="ce1">
            <text:p>2</text:p>
          </table:table-cell>
          <table:table-cell office:value-type="string" table:style-name="ce1">
            <text:p>handle_inner_part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456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3"/>
          <table:table-cell office:value-type="float" office:value="2" table:style-name="ce1">
            <text:p>2</text:p>
          </table:table-cell>
          <table:table-cell office:value-type="string" table:style-name="ce1">
            <text:p>handle_outer_part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457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3"/>
          <table:table-cell office:value-type="float" office:value="2" table:style-name="ce1">
            <text:p>2</text:p>
          </table:table-cell>
          <table:table-cell office:value-type="string" table:style-name="ce1">
            <text:p>Voron-1-R-Handle-Spacer-Body001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458]" table:style-name="ce1">
            <text:p>2</text:p>
          </table:table-cell>
          <table:table-cell office:value-type="string" table:style-name="ce1">
            <text:p>(https://www.printables.com/model/1098129-top-hat-spacer-for-voron-handle-by-1-0-r)</text:p>
          </table:table-cell>
          <table:table-cell table:number-columns-repeated="16378"/>
        </table:table-row>
        <table:table-row table:style-name="ro2">
          <table:table-cell table:style-name="ce3"/>
          <table:table-cell office:value-type="float" office:value="10" table:style-name="ce1">
            <text:p>10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10" table:formula="of:=[Overview.$B459]" table:style-name="ce1">
            <text:p>10</text:p>
          </table:table-cell>
          <table:table-cell table:number-columns-repeated="16379" table:style-name="ce1"/>
        </table:table-row>
        <table:table-row table:style-name="ro2">
          <table:table-cell table:style-name="ce3"/>
          <table:table-cell office:value-type="float" office:value="4" table:style-name="ce1">
            <text:p>4</text:p>
          </table:table-cell>
          <table:table-cell office:value-type="string" table:style-name="ce1">
            <text:p>M5x30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460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3"/>
          <table:table-cell office:value-type="float" office:value="6" table:style-name="ce1">
            <text:p>6</text:p>
          </table:table-cell>
          <table:table-cell office:value-type="string" table:style-name="ce1">
            <text:p>M5x40 B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461]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3"/>
          <table:table-cell office:value-type="float" office:value="6" table:style-name="ce1">
            <text:p>6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462]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3"/>
          <table:table-cell office:value-type="float" office:value="6" table:style-name="ce1">
            <text:p>6</text:p>
          </table:table-cell>
          <table:table-cell office:value-type="string" table:style-name="ce1">
            <text:p>M3x12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463]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op hat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A Extrusion (470mm)</text:p>
          </table:table-cell>
          <table:table-cell office:value-type="string" table:style-name="ce1">
            <text:p>Extrusion</text:p>
          </table:table-cell>
          <table:table-cell office:value-type="float" office:value="7" table:formula="of:=[Overview.$B468]" table:style-name="ce1">
            <text:p>7</text:p>
          </table:table-cell>
          <table:table-cell office:value-type="string" table:style-name="ce1">
            <text:p>(could also be 8, but I ordered 8 and used one for the crossbar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Extrusion (240mm)</text:p>
          </table:table-cell>
          <table:table-cell office:value-type="string" table:style-name="ce1">
            <text:p>Extrusion</text:p>
          </table:table-cell>
          <table:table-cell office:value-type="float" office:value="4" table:formula="of:=[Overview.$B469]" table:style-name="ce1">
            <text:p>4</text:p>
          </table:table-cell>
          <table:table-cell office:value-type="string" table:style-name="ce1">
            <text:p>technically you could do without the bottom extrusions so you would only need 4 but it's a lot harder to plunk the top hat onto the frame straight then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Corner brackets</text:p>
          </table:table-cell>
          <table:table-cell office:value-type="string" table:style-name="ce1">
            <text:p>Fastener</text:p>
          </table:table-cell>
          <table:table-cell office:value-type="float" office:value="16" table:formula="of:=[Overview.$B470]" table:style-name="ce1">
            <text:p>1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M5 Hammerhead T-nut</text:p>
          </table:table-cell>
          <table:table-cell office:value-type="string" table:style-name="ce1">
            <text:p>Fastener</text:p>
          </table:table-cell>
          <table:table-cell office:value-type="float" office:value="16" table:formula="of:=[Overview.$B471]" table:style-name="ce1">
            <text:p>1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M5x8 BHCS</text:p>
          </table:table-cell>
          <table:table-cell office:value-type="string" table:style-name="ce1">
            <text:p>Fastener</text:p>
          </table:table-cell>
          <table:table-cell office:value-type="float" office:value="16" table:formula="of:=[Overview.$B472]" table:style-name="ce1">
            <text:p>1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olycarbonate panel (240x480)</text:p>
          </table:table-cell>
          <table:table-cell office:value-type="string" table:style-name="ce1">
            <text:p>Panel</text:p>
          </table:table-cell>
          <table:table-cell office:value-type="float" office:value="4" table:formula="of:=[Overview.$B473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mm foam tape</text:p>
          </table:table-cell>
          <table:table-cell office:value-type="string" table:style-name="ce1">
            <text:p>Sealant</text:p>
          </table:table-cell>
          <table:table-cell office:value-type="float" office:value="1" table:formula="of:=[Overview.$B474]" table:style-name="ce1">
            <text:p>1</text:p>
          </table:table-cell>
          <table:table-cell office:value-type="string" table:style-name="ce1">
            <text:p>The side panels don't have enough clearance with the handles to have 3mm foam so 1mm it is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mm foam tape</text:p>
          </table:table-cell>
          <table:table-cell office:value-type="string" table:style-name="ce1">
            <text:p>Sealant</text:p>
          </table:table-cell>
          <table:table-cell office:value-type="float" office:value="1" table:formula="of:=[Overview.$B475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TopHatSpacer_v2.step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476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owelpin.step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477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idspan_panel_clip_4mm_x7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478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orner_panel_clip_4mm_x8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479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orner_panel_clip_6mm_x8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480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idspan_panel_clip_6mm_x8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481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482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3x12 SHCS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483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M3 Hammer T-Nut</text:p>
          </table:table-cell>
          <table:table-cell office:value-type="string" table:style-name="ce1">
            <text:p>Fastener</text:p>
          </table:table-cell>
          <table:table-cell office:value-type="float" office:value="16" table:formula="of:=[Overview.$B484]" table:style-name="ce1">
            <text:p>1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 weather strip</text:p>
          </table:table-cell>
          <table:table-cell office:value-type="string" table:style-name="ce1">
            <text:p>Sealant</text:p>
          </table:table-cell>
          <table:table-cell office:value-type="float" office:value="1" table:formula="of:=[Overview.$B485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 weather strip</text:p>
          </table:table-cell>
          <table:table-cell office:value-type="string" table:style-name="ce1">
            <text:p>Sealant</text:p>
          </table:table-cell>
          <table:table-cell office:value-type="float" office:value="1" table:formula="of:=[Overview.$B486]" table:style-name="ce1">
            <text:p>1</text:p>
          </table:table-cell>
          <table:table-cell office:value-type="string" table:style-name="ce1">
            <text:p><text:s/>(for front panel as that one has no extrusion to rest on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Modular dock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Crossb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 Extrusion (470mm)</text:p>
          </table:table-cell>
          <table:table-cell office:value-type="string" table:style-name="ce1">
            <text:p>Extrusion</text:p>
          </table:table-cell>
          <table:table-cell office:value-type="float" office:value="1" table:formula="of:=[Overview.$B490]" table:style-name="ce1">
            <text:p>1</text:p>
          </table:table-cell>
          <table:table-cell office:value-type="string" table:style-name="ce1">
            <text:p>For crossbar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orner bracket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491]" table:style-name="ce1">
            <text:p>2</text:p>
          </table:table-cell>
          <table:table-cell office:value-type="string" table:style-name="ce1">
            <text:p>(https://www.aliexpress.com/item/1005007349855293.html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 Hammerhead T-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492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x8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493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Dock (per dock)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ttom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495]*3" table:style-name="ce1">
            <text:p>3</text:p>
          </table:table-cell>
          <table:table-cell office:value-type="string" table:style-name="ce1">
            <text:p>(https://github.com/DraftShift/ModularDock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rab left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496]*3" table:style-name="ce1">
            <text:p>3</text:p>
          </table:table-cell>
          <table:table-cell office:value-type="string" table:style-name="ce1">
            <text:p>(https://www.printables.com/model/994635-stealthchanger-stealthburner-minimal-docks-aka-hap)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Crab right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497]*3" table:style-name="ce1">
            <text:p>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498]*3" table:style-name="ce1">
            <text:p>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M3x16 SHCS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499]*3" table:style-name="ce1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500]*3" table:style-name="ce1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3x50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501]*3" table:style-name="ce1">
            <text:p>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3x20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502]*3" table:style-name="ce1">
            <text:p>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Stealthburner Back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503]*3" table:style-name="ce1">
            <text:p>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Stealthburner Base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504]*3" table:style-name="ce1">
            <text:p>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505]*3" table:style-name="ce1">
            <text:p>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3x10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506]*3" table:style-name="ce1">
            <text:p>6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508]*3" table:style-name="ce1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Cup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509]*3" table:style-name="ce1">
            <text:p>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Cup_Body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510]*3" table:style-name="ce1">
            <text:p>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M3x30 SHCS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511]*3" table:style-name="ce1">
            <text:p>12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ambuNozzleWiper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513]*3" table:style-name="ce1">
            <text:p>3</text:p>
          </table:table-cell>
          <table:table-cell office:value-type="string" table:style-name="ce1">
            <text:p>Wiper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TFE Tube ID 2mm OD 4mm</text:p>
          </table:table-cell>
          <table:table-cell office:value-type="string" table:style-name="ce1">
            <text:p>Filament routing</text:p>
          </table:table-cell>
          <table:table-cell office:value-type="float" office:value="3" table:formula="of:=[Overview.$B514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4 spring (ballpen spring)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515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16 SHCS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516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_Bracket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518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x10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519]*3" table:style-name="ce1">
            <text:p>6</text:p>
          </table:table-cell>
          <table:table-cell office:value-type="string" table:style-name="ce1">
            <text:p>BHCS is listed but I didn't have any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8 B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520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x10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522]*3" table:style-name="ce1">
            <text:p>6</text:p>
          </table:table-cell>
          <table:table-cell office:value-type="string" table:style-name="ce1">
            <text:p>Attaching to crossbar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523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12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525]*3" table:style-name="ce1">
            <text:p>6</text:p>
          </table:table-cell>
          <table:table-cell office:value-type="string" table:style-name="ce1">
            <text:p>Locking the tool in place, I tried the 5x2mm magnets but they are not strong enough at all to keep the tools in plac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ool alignment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Z endsto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tK probe</text:p>
          </table:table-cell>
          <table:table-cell office:value-type="string" table:style-name="ce1">
            <text:p>PCB</text:p>
          </table:table-cell>
          <table:table-cell office:value-type="float" office:value="1" table:formula="of:=[Overview.$B529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16 S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530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Axiscop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V9726 Camera module</text:p>
          </table:table-cell>
          <table:table-cell office:value-type="string" table:style-name="ce1">
            <text:p>PCB</text:p>
          </table:table-cell>
          <table:table-cell office:value-type="float" office:value="1" table:formula="of:=[Overview.$B532]" table:style-name="ce1">
            <text:p>1</text:p>
          </table:table-cell>
          <table:table-cell office:value-type="string" table:style-name="ce1">
            <text:p>https://www.printables.com/model/1099576-xy-nozzle-alignment-camera/files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OV9726 Case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533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5V white leds</text:p>
          </table:table-cell>
          <table:table-cell office:value-type="string" table:style-name="ce1">
            <text:p>PCB</text:p>
          </table:table-cell>
          <table:table-cell office:value-type="float" office:value="4" table:formula="of:=[Overview.$B534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Cutter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1">
            <text:p>Toolhea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agknife_stealthchanger_tap.step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538]" table:style-name="ce1">
            <text:p>1</text:p>
          </table:table-cell>
          <table:table-cell office:value-type="string" table:style-name="ce1">
            <text:p>(https://www.printables.com/model/1286354-drag-knife-toolhead-compatible-with-stealthchanger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ragknife_sc_sbbackplate-Drag Knife ToolheadDrag Knife Slider Front.step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539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ragknife_stealthchanger_spacer.step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540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541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16 S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542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4">
            <text:p>CB09 Drag Knife</text:p>
          </table:table-cell>
          <table:table-cell table:style-name="ce4"/>
          <table:table-cell office:value-type="float" office:value="1" table:formula="of:=[Overview.$B543]" table:style-name="ce1">
            <text:p>1</text:p>
          </table:table-cell>
          <table:table-cell office:value-type="string" table:style-name="ce1">
            <text:p>(https://www.aliexpress.com/item/1005007470135620.html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544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Oth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ansfer paper</text:p>
          </table:table-cell>
          <table:table-cell table:style-name="ce1"/>
          <table:table-cell office:value-type="float" office:value="1" table:formula="of:=[Overview.$B546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tandardgrip cutting mat</text:p>
          </table:table-cell>
          <table:table-cell table:style-name="ce1"/>
          <table:table-cell office:value-type="float" office:value="1" table:formula="of:=[Overview.$B547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Filament roller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Spool_roller_sides_narrow.stl</text:p>
          </table:table-cell>
          <table:table-cell office:value-type="string" table:style-name="ce1">
            <text:p>3D print</text:p>
          </table:table-cell>
          <table:table-cell office:value-type="float" office:value="20" table:formula="of:=[Overview.$B551]" table:style-name="ce1">
            <text:p>20</text:p>
          </table:table-cell>
          <table:table-cell office:value-type="string" table:style-name="ce1">
            <text:p>(https://www.printables.com/model/73636-filament-spool-roller-w-608-bearings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Spool_roller_bottom_narrow.STL.stl</text:p>
          </table:table-cell>
          <table:table-cell office:value-type="string" table:style-name="ce1">
            <text:p>3D print</text:p>
          </table:table-cell>
          <table:table-cell office:value-type="float" office:value="20" table:formula="of:=[Overview.$B552]" table:style-name="ce1">
            <text:p>2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Bearing_roller_guides_v1.STL</text:p>
          </table:table-cell>
          <table:table-cell office:value-type="string" table:style-name="ce1">
            <text:p>3D print</text:p>
          </table:table-cell>
          <table:table-cell office:value-type="float" office:value="20" table:formula="of:=[Overview.$B553]" table:style-name="ce1">
            <text:p>2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Rail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554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RailClampForFilamentSpoolHolder-Rail clamp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555]" table:style-name="ce1">
            <text:p>2</text:p>
          </table:table-cell>
          <table:table-cell office:value-type="string" table:style-name="ce1">
            <text:p>(https://www.printables.com/model/1287401-filament-spool-holder-rail-clamp/files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12 S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556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 Hammer T-Nu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557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608 bearings</text:p>
          </table:table-cell>
          <table:table-cell table:style-name="ce1"/>
          <table:table-cell office:value-type="float" office:value="20" table:formula="of:=[Overview.$B558]" table:style-name="ce1">
            <text:p>20</text:p>
          </table:table-cell>
          <table:table-cell office:value-type="string" table:style-name="ce1">
            <text:p>Bought bearings but didn't have enough, so I printed some https://www.printables.com/model/561588-bearings-print-in-place-with-real-rolling-element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voron-filament-guide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560]" table:style-name="ce1">
            <text:p>1</text:p>
          </table:table-cell>
          <table:table-cell office:value-type="string" table:style-name="ce1">
            <text:p>(https://www.printables.com/model/841999-voron-filament-guide-to-fit-spool-arm)</text:p>
          </table:table-cell>
          <table:table-cell table:number-columns-repeated="16378"/>
        </table:table-row>
        <table:table-row table:number-rows-repeated="1048016" table:style-name="ro2">
          <table:table-cell table:number-columns-repeated="16384"/>
        </table:table-row>
      </table:table>
      <table:table table:name="Sheet1" table:style-name="ta1">
        <table:table-column table:style-name="co2" table:number-columns-repeated="16384" table:default-cell-style-name="ce1"/>
        <table:table-row table:style-name="ro2">
          <table:table-cell office:value-type="string" table:style-name="ce1">
            <text:p>Old stuff swapped out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AP carrier pla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near rail MGN9 50mm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[a]_Tap_Center_r8.stl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6x3mm magnet</text:p>
          </table:table-cell>
          <table:table-cell office:value-type="string" table:style-name="ce1">
            <text:p>(used 4 magnets instead of 2 M3 FHCS as the magnets were rather weak)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p_Center_left_r8.stl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p_Center_right_r8.stl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Heat Insert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p_Upper_PCB_r8.stl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 Nut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20 SHCS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16 SHCS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12 SHCS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6 BHCS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10 BHCS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 Washer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Heat Insert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16 SHCS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50 SHCS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6 SHCS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8 SHCS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x6 BHCS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 Washer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[a]_Tap_Belt_Cover_r8_x2.stl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8 SHCS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 Nut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 Washer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Optotap V2.4.1 PCB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ount to TAP plat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3x8 SHCS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25 SHCS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50 SHC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Idlers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Heat Insert</text:p>
          </table:table-cell>
          <table:table-cell table:number-columns-repeated="2" table:style-name="ce5"/>
          <table:table-cell table:number-columns-repeated="16379" table:style-name="ce1"/>
        </table:table-row>
        <table:table-row table:style-name="ro2"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front_idler_left_lower.stl</text:p>
          </table:table-cell>
          <table:table-cell table:number-columns-repeated="2" table:style-name="ce5"/>
          <table:table-cell table:number-columns-repeated="16379" table:style-name="ce1"/>
        </table:table-row>
        <table:table-row table:style-name="ro2"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front_idler_left_upper.stl</text:p>
          </table:table-cell>
          <table:table-cell table:number-columns-repeated="2" table:style-name="ce5"/>
          <table:table-cell table:number-columns-repeated="16379" table:style-name="ce1"/>
        </table:table-row>
        <table:table-row table:style-name="ro2"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[a]_tensioner_left.stl</text:p>
          </table:table-cell>
          <table:table-cell table:number-columns-repeated="2" table:style-name="ce5"/>
          <table:table-cell table:number-columns-repeated="16379" table:style-name="ce1"/>
        </table:table-row>
        <table:table-row table:style-name="ro2"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front_idler_right_lower.stl</text:p>
          </table:table-cell>
          <table:table-cell table:number-columns-repeated="2" table:style-name="ce5"/>
          <table:table-cell table:number-columns-repeated="16379" table:style-name="ce1"/>
        </table:table-row>
        <table:table-row table:style-name="ro2"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front_idler_right_upper.stl</text:p>
          </table:table-cell>
          <table:table-cell table:number-columns-repeated="2" table:style-name="ce5"/>
          <table:table-cell table:number-columns-repeated="16379" table:style-name="ce1"/>
        </table:table-row>
        <table:table-row table:style-name="ro2"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[a]_tensioner_right.stl</text:p>
          </table:table-cell>
          <table:table-cell table:number-columns-repeated="2" table:style-name="ce5"/>
          <table:table-cell table:number-columns-repeated="16379" table:style-name="ce1"/>
        </table:table-row>
        <table:table-row table:style-name="ro2">
          <table:table-cell table:style-name="ce5"/>
          <table:table-cell office:value-type="float" office:value="4" table:style-name="ce5">
            <text:p>4</text:p>
          </table:table-cell>
          <table:table-cell office:value-type="string" table:style-name="ce5">
            <text:p>M5 Nut</text:p>
          </table:table-cell>
          <table:table-cell table:number-columns-repeated="2" table:style-name="ce5"/>
          <table:table-cell table:number-columns-repeated="16379" table:style-name="ce1"/>
        </table:table-row>
        <table:table-row table:style-name="ro2">
          <table:table-cell table:style-name="ce5"/>
          <table:table-cell office:value-type="float" office:value="2" table:style-name="ce5">
            <text:p>2</text:p>
          </table:table-cell>
          <table:table-cell office:value-type="string" table:style-name="ce5">
            <text:p>M5x40 SHCS</text:p>
          </table:table-cell>
          <table:table-cell table:number-columns-repeated="2" table:style-name="ce5"/>
          <table:table-cell table:number-columns-repeated="16379" table:style-name="ce1"/>
        </table:table-row>
        <table:table-row table:style-name="ro2">
          <table:table-cell table:style-name="ce5"/>
          <table:table-cell office:value-type="float" office:value="4" table:style-name="ce5">
            <text:p>4</text:p>
          </table:table-cell>
          <table:table-cell office:value-type="string" table:style-name="ce5">
            <text:p>M5 Shim</text:p>
          </table:table-cell>
          <table:table-cell table:number-columns-repeated="2" table:style-name="ce5"/>
          <table:table-cell table:number-columns-repeated="16379" table:style-name="ce1"/>
        </table:table-row>
        <table:table-row table:style-name="ro2">
          <table:table-cell table:style-name="ce5"/>
          <table:table-cell office:value-type="float" office:value="4" table:style-name="ce5">
            <text:p>4</text:p>
          </table:table-cell>
          <table:table-cell office:value-type="string" table:style-name="ce5">
            <text:p>F695 bearing</text:p>
          </table:table-cell>
          <table:table-cell table:number-columns-repeated="2" table:style-name="ce5"/>
          <table:table-cell table:number-columns-repeated="16379" table:style-name="ce1"/>
        </table:table-row>
        <table:table-row table:style-name="ro2">
          <table:table-cell table:style-name="ce5"/>
          <table:table-cell office:value-type="float" office:value="2" table:style-name="ce5">
            <text:p>2</text:p>
          </table:table-cell>
          <table:table-cell office:value-type="string" table:style-name="ce5">
            <text:p>M3 Washer</text:p>
          </table:table-cell>
          <table:table-cell table:number-columns-repeated="2" table:style-name="ce5"/>
          <table:table-cell table:number-columns-repeated="16379" table:style-name="ce1"/>
        </table:table-row>
        <table:table-row table:style-name="ro2">
          <table:table-cell table:style-name="ce5"/>
          <table:table-cell office:value-type="float" office:value="2" table:style-name="ce5">
            <text:p>2</text:p>
          </table:table-cell>
          <table:table-cell office:value-type="string" table:style-name="ce5">
            <text:p>M3x40 SHCS</text:p>
          </table:table-cell>
          <table:table-cell table:number-columns-repeated="2" table:style-name="ce5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Nevermore</text:p>
          </table:table-cell>
          <table:table-cell table:number-columns-repeated="4" table:style-name="ce1"/>
          <table:table-cell office:value-type="string" table:style-name="ce1">
            <text:p>(https://github.com/nevermore3d/Nevermore_Micro/blob/master/README.md#bom-v5)</text:p>
          </table:table-cell>
          <table:table-cell table:number-columns-repeated="16378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table:style-name="ce3"/>
          <table:table-cell office:value-type="float" office:value="1" table:style-name="ce1">
            <text:p>1</text:p>
          </table:table-cell>
          <table:table-cell office:value-type="string" table:style-name="ce1">
            <text:p>Activated carbon (acid free)</text:p>
          </table:table-cell>
          <table:table-cell table:style-name="ce1"/>
          <table:table-cell office:value-type="float" office:value="4" table:formula="of:=[Overview.$B50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3"/>
          <table:table-cell office:value-type="float" office:value="1" table:style-name="ce1">
            <text:p>1</text:p>
          </table:table-cell>
          <table:table-cell office:value-type="string" table:style-name="ce1">
            <text:p>Duo_Plenum_wago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51]" table:style-name="ce1">
            <text:p>4</text:p>
          </table:table-cell>
          <table:table-cell office:value-type="string" table:style-name="ce1">
            <text:p>(https://github.com/FORMBOT/Voron-2.4/tree/main/STL/Primary/Nevermore)</text:p>
          </table:table-cell>
          <table:table-cell table:number-columns-repeated="16378"/>
        </table:table-row>
        <table:table-row table:style-name="ro2">
          <table:table-cell table:style-name="ce3"/>
          <table:table-cell office:value-type="float" office:value="1" table:style-name="ce1">
            <text:p>1</text:p>
          </table:table-cell>
          <table:table-cell office:value-type="string" table:style-name="ce1">
            <text:p>Duo_Plenum_Lid.stl</text:p>
          </table:table-cell>
          <table:table-cell office:value-type="string" table:style-name="ce1">
            <text:p>3D print</text:p>
          </table:table-cell>
          <table:table-cell office:value-type="float" office:value="24" table:formula="of:=[Overview.$B52]" table:style-name="ce1">
            <text:p>24</text:p>
          </table:table-cell>
          <table:table-cell table:number-columns-repeated="16379" table:style-name="ce1"/>
        </table:table-row>
        <table:table-row table:style-name="ro2">
          <table:table-cell table:style-name="ce3"/>
          <table:table-cell office:value-type="float" office:value="1" table:style-name="ce1">
            <text:p>1</text:p>
          </table:table-cell>
          <table:table-cell office:value-type="string" table:style-name="ce1">
            <text:p>XL_Cartridge_Lid(contributed_by_Bucknova).3mf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53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uo_Cartridge_XL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54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50x15 blower fan</text:p>
          </table:table-cell>
          <table:table-cell office:value-type="string" table:style-name="ce1">
            <text:p>Fan</text:p>
          </table:table-cell>
          <table:table-cell office:value-type="float" office:value="4" table:formula="of:=[Overview.$B55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56]" table:style-name="ce1">
            <text:p>1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6x3mm magnet</text:p>
          </table:table-cell>
          <table:table-cell office:value-type="string" table:style-name="ce1">
            <text:p>Magnet</text:p>
          </table:table-cell>
          <table:table-cell office:value-type="float" office:value="8" table:formula="of:=[Overview.$B57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x16 BHCS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58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6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59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12 S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60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0" table:formula="of:=[Overview.$B61]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Dock (per dock)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ft.stl</text:p>
          </table:table-cell>
          <table:table-cell office:value-type="string" table:style-name="ce1">
            <text:p>3D print</text:p>
          </table:table-cell>
          <table:table-cell office:value-type="float" office:value="12" table:formula="of:=[Overview.$B63]*3" table:style-name="ce1">
            <text:p>1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Right.stl</text:p>
          </table:table-cell>
          <table:table-cell office:value-type="string" table:style-name="ce1">
            <text:p>3D print</text:p>
          </table:table-cell>
          <table:table-cell office:value-type="float" office:value="6" table:formula="of:=[Overview.$B64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Bottom.stl</text:p>
          </table:table-cell>
          <table:table-cell office:value-type="string" table:style-name="ce1">
            <text:p>3D print</text:p>
          </table:table-cell>
          <table:table-cell office:value-type="float" office:value="6" table:formula="of:=[Overview.$B65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Top.stl</text:p>
          </table:table-cell>
          <table:table-cell office:value-type="string" table:style-name="ce1">
            <text:p>3D print</text:p>
          </table:table-cell>
          <table:table-cell office:value-type="float" office:value="6" table:formula="of:=[Overview.$B66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8" table:style-name="ce1">
            <text:p>8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67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M3x16 SHCS</text:p>
          </table:table-cell>
          <table:table-cell office:value-type="string" table:style-name="ce1">
            <text:p>Fastener</text:p>
          </table:table-cell>
          <table:table-cell office:value-type="float" office:value="36" table:formula="of:=[Overview.$B68]*3" table:style-name="ce1">
            <text:p>3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24" table:formula="of:=[Overview.$B69]*3" table:style-name="ce1">
            <text:p>2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3x50 SHCS</text:p>
          </table:table-cell>
          <table:table-cell office:value-type="string" table:style-name="ce1">
            <text:p>Fastener</text:p>
          </table:table-cell>
          <table:table-cell office:value-type="float" office:value="24" table:formula="of:=[Overview.$B70]*3" table:style-name="ce1">
            <text:p>2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3x20 SHCS</text:p>
          </table:table-cell>
          <table:table-cell office:value-type="string" table:style-name="ce1">
            <text:p>Fastener</text:p>
          </table:table-cell>
          <table:table-cell office:value-type="float" office:value="0" table:formula="of:=[Overview.$B71]*3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Stealthburner Back.stl</text:p>
          </table:table-cell>
          <table:table-cell office:value-type="string" table:style-name="ce1">
            <text:p>3D print</text:p>
          </table:table-cell>
          <table:table-cell office:value-type="float" office:value="0" table:formula="of:=[Overview.$B72]*3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Stealthburner Base.stl</text:p>
          </table:table-cell>
          <table:table-cell office:value-type="string" table:style-name="ce1">
            <text:p>3D print</text:p>
          </table:table-cell>
          <table:table-cell office:value-type="float" office:value="0" table:formula="of:=[Overview.$B73]*3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74]*3" table:style-name="ce1">
            <text:p>1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3x10 SHCS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75]*3" table:style-name="ce1">
            <text:p>1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NozzleWiper_Sized-Fusion001.stl</text:p>
          </table:table-cell>
          <table:table-cell office:value-type="string" table:style-name="ce1">
            <text:p>3D print</text:p>
          </table:table-cell>
          <table:table-cell office:value-type="float" office:value="8" table:formula="of:=[Overview.$B77]" table:style-name="ce1">
            <text:p>8</text:p>
          </table:table-cell>
          <table:table-cell office:value-type="string" table:style-name="ce1">
            <text:p>(https://www.printables.com/model/1054455-voron-24-nozzle-brush-using-bambu-labs-a1-silicon)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Bambu lab A1 silicone brush</text:p>
          </table:table-cell>
          <table:table-cell table:style-name="ce1"/>
          <table:table-cell office:value-type="float" office:value="4" table:formula="of:=[Overview.$B78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79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80]" table:style-name="ce1">
            <text:p>8</text:p>
          </table:table-cell>
          <table:table-cell office:value-type="string" table:style-name="ce1">
            <text:p>Use hammerhead nuts in case you ever need to move it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6x3mm magnet</text:p>
          </table:table-cell>
          <table:table-cell office:value-type="string" table:style-name="ce1">
            <text:p>Magnet</text:p>
          </table:table-cell>
          <table:table-cell office:value-type="float" office:value="8" table:formula="of:=[Overview.$B81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50mm_Bucket.stl</text:p>
          </table:table-cell>
          <table:table-cell office:value-type="string" table:style-name="ce1">
            <text:p>3D print</text:p>
          </table:table-cell>
          <table:table-cell office:value-type="float" office:value="0" table:formula="of:=[Overview.$B82]" table:style-name="ce1">
            <text:p>0</text:p>
          </table:table-cell>
          <table:table-cell office:value-type="string" table:style-name="ce1">
            <text:p>(https://www.printables.com/model/490610-nozzle-scrubber-with-a-large-bucket-for-voron-24-3)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Spool hold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…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Z cable ch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z_chain_bottom_anchor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88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[a]_z_chain_retainer_bracket_x2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89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5x10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90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91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10 F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92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able chain</text:p>
          </table:table-cell>
          <table:table-cell office:value-type="string" table:style-name="ce1">
            <text:p>Wiring</text:p>
          </table:table-cell>
          <table:table-cell office:value-type="float" office:value="1" table:formula="of:=[Overview.$B93]" table:style-name="ce1">
            <text:p>1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Sexball probe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HartK probe</text:p>
          </table:table-cell>
          <table:table-cell office:value-type="string" table:style-name="ce1">
            <text:p>PCB</text:p>
          </table:table-cell>
          <table:table-cell office:value-type="float" office:value="0" table:formula="of:=[Overview.$B98]" table:style-name="ce1">
            <text:p>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Ball with M5 threads</text:p>
          </table:table-cell>
          <table:table-cell office:value-type="string" table:style-name="ce1">
            <text:p>Fastener</text:p>
          </table:table-cell>
          <table:table-cell office:value-type="float" office:value="0" table:formula="of:=[Overview.$B99]" table:style-name="ce1">
            <text:p>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M5x30 pin external thread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100]" table:style-name="ce1">
            <text:p>1</text:p>
          </table:table-cell>
          <table:table-cell table:number-columns-repeated="16379"/>
        </table:table-row>
        <table:table-row table:number-rows-repeated="1048476" table:style-name="ro2">
          <table:table-cell table:number-columns-repeated="16384"/>
        </table:table-row>
      </table:table>
      <table:table table:name="BOM_Summary" table:style-name="ta1">
        <table:table-column table:style-name="co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39" table:default-cell-style-name="ce1"/>
        <table:table-column table:style-name="co43" table:default-cell-style-name="ce1"/>
        <table:table-column table:style-name="co32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35" table:default-cell-style-name="ce1"/>
        <table:table-column table:style-name="co29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35" table:default-cell-style-name="ce1"/>
        <table:table-column table:style-name="co45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3" table:default-cell-style-name="ce1"/>
        <table:table-column table:style-name="co65" table:default-cell-style-name="ce1"/>
        <table:table-column table:style-name="co59" table:default-cell-style-name="ce1"/>
        <table:table-column table:style-name="co63" table:default-cell-style-name="ce1"/>
        <table:table-column table:style-name="co66" table:default-cell-style-name="ce1"/>
        <table:table-column table:style-name="co21" table:default-cell-style-name="ce1"/>
        <table:table-column table:style-name="co10" table:default-cell-style-name="ce1"/>
        <table:table-column table:style-name="co67" table:default-cell-style-name="ce1"/>
        <table:table-column table:style-name="co68" table:default-cell-style-name="ce1"/>
        <table:table-column table:style-name="co45" table:default-cell-style-name="ce1"/>
        <table:table-column table:style-name="co50" table:default-cell-style-name="ce1"/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53" table:default-cell-style-name="ce1"/>
        <table:table-column table:style-name="co73" table:default-cell-style-name="ce1"/>
        <table:table-column table:style-name="co55" table:default-cell-style-name="ce1"/>
        <table:table-column table:style-name="co61" table:default-cell-style-name="ce1"/>
        <table:table-column table:style-name="co74" table:default-cell-style-name="ce1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45" table:default-cell-style-name="ce1"/>
        <table:table-column table:style-name="co78" table:default-cell-style-name="ce1"/>
        <table:table-column table:style-name="co79" table:default-cell-style-name="ce1"/>
        <table:table-column table:style-name="co33" table:number-columns-repeated="6" table:default-cell-style-name="ce1"/>
        <table:table-column table:style-name="co36" table:default-cell-style-name="ce1"/>
        <table:table-column table:style-name="co33" table:number-columns-repeated="2" table:default-cell-style-name="ce1"/>
        <table:table-column table:style-name="co54" table:default-cell-style-name="ce1"/>
        <table:table-column table:style-name="co45" table:number-columns-repeated="2" table:default-cell-style-name="ce1"/>
        <table:table-column table:style-name="co54" table:default-cell-style-name="ce1"/>
        <table:table-column table:style-name="co45" table:default-cell-style-name="ce1"/>
        <table:table-column table:style-name="co54" table:default-cell-style-name="ce1"/>
        <table:table-column table:style-name="co76" table:default-cell-style-name="ce1"/>
        <table:table-column table:style-name="co80" table:default-cell-style-name="ce1"/>
        <table:table-column table:style-name="co77" table:default-cell-style-name="ce1"/>
        <table:table-column table:style-name="co81" table:default-cell-style-name="ce1"/>
        <table:table-column table:style-name="co79" table:number-columns-repeated="4" table:default-cell-style-name="ce1"/>
        <table:table-column table:style-name="co33" table:default-cell-style-name="ce1"/>
        <table:table-column table:style-name="co82" table:default-cell-style-name="ce1"/>
        <table:table-column table:style-name="co83" table:default-cell-style-name="ce1"/>
        <table:table-column table:style-name="co84" table:default-cell-style-name="ce1"/>
        <table:table-column table:style-name="co85" table:default-cell-style-name="ce1"/>
        <table:table-column table:style-name="co63" table:default-cell-style-name="ce1"/>
        <table:table-column table:style-name="co84" table:default-cell-style-name="ce1"/>
        <table:table-column table:style-name="co86" table:default-cell-style-name="ce1"/>
        <table:table-column table:style-name="co87" table:default-cell-style-name="ce1"/>
        <table:table-column table:style-name="co13" table:default-cell-style-name="ce1"/>
        <table:table-column table:style-name="co88" table:default-cell-style-name="ce1"/>
        <table:table-column table:style-name="co89" table:default-cell-style-name="ce1"/>
        <table:table-column table:style-name="co50" table:default-cell-style-name="ce1"/>
        <table:table-column table:style-name="co49" table:default-cell-style-name="ce1"/>
        <table:table-column table:style-name="co90" table:default-cell-style-name="ce1"/>
        <table:table-column table:style-name="co91" table:default-cell-style-name="ce1"/>
        <table:table-column table:style-name="co92" table:default-cell-style-name="ce1"/>
        <table:table-column table:style-name="co39" table:default-cell-style-name="ce1"/>
        <table:table-column table:style-name="co11" table:default-cell-style-name="ce1"/>
        <table:table-column table:style-name="co93" table:default-cell-style-name="ce1"/>
        <table:table-column table:style-name="co50" table:default-cell-style-name="ce1"/>
        <table:table-column table:style-name="co48" table:number-columns-repeated="2" table:default-cell-style-name="ce1"/>
        <table:table-column table:style-name="co94" table:default-cell-style-name="ce1"/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93" table:default-cell-style-name="ce1"/>
        <table:table-column table:style-name="co100" table:default-cell-style-name="ce1"/>
        <table:table-column table:style-name="co99" table:default-cell-style-name="ce1"/>
        <table:table-column table:style-name="co101" table:default-cell-style-name="ce1"/>
        <table:table-column table:style-name="co24" table:default-cell-style-name="ce1"/>
        <table:table-column table:style-name="co102" table:default-cell-style-name="ce1"/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106" table:default-cell-style-name="ce1"/>
        <table:table-column table:style-name="co107" table:default-cell-style-name="ce1"/>
        <table:table-column table:style-name="co108" table:default-cell-style-name="ce1"/>
        <table:table-column table:style-name="co109" table:default-cell-style-name="ce1"/>
        <table:table-column table:style-name="co110" table:default-cell-style-name="ce1"/>
        <table:table-column table:style-name="co102" table:default-cell-style-name="ce1"/>
        <table:table-column table:style-name="co47" table:default-cell-style-name="ce1"/>
        <table:table-column table:style-name="co93" table:default-cell-style-name="ce1"/>
        <table:table-column table:style-name="co98" table:default-cell-style-name="ce1"/>
        <table:table-column table:style-name="co65" table:default-cell-style-name="ce1"/>
        <table:table-column table:style-name="co111" table:default-cell-style-name="ce1"/>
        <table:table-column table:style-name="co105" table:default-cell-style-name="ce1"/>
        <table:table-column table:style-name="co112" table:default-cell-style-name="ce1"/>
        <table:table-column table:style-name="co39" table:default-cell-style-name="ce1"/>
        <table:table-column table:style-name="co43" table:default-cell-style-name="ce1"/>
        <table:table-column table:style-name="co113" table:default-cell-style-name="ce1"/>
        <table:table-column table:style-name="co114" table:default-cell-style-name="ce1"/>
        <table:table-column table:style-name="co2" table:number-columns-repeated="16213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BOM Summary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">
            <text:p>Sum of Total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6">
            <text:p>Extrusion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7">
            <text:p>A Extrusion (470mm)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7">
            <text:p>B Extrusion (530mm)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7">
            <text:p>E extrusion (430mm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7">
            <text:p>C extrusion (450mm)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7">
            <text:p>D extrusion (340mm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7">
            <text:p>Extrusion (240mm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6">
            <text:p>Fastener</text:p>
          </table:table-cell>
          <table:table-cell office:value-type="float" office:value="1324" table:style-name="ce1">
            <text:p>1324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7">
            <text:p>1.5mm x 12mm pin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7">
            <text:p>5x22mm pin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7">
            <text:p>Corner brackets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Heat Insert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2.5x6 BHC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3 Hammer T-Nut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3 T-Nut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3 washe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3x FHC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3x10 BHC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3x10 FHC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3x12 SHCS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3x16 SHCS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3x20 SHCS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3x25 SHCS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3x30 SHCS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3x4 set screw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3x40 SHCS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3x50 SHCS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3x6 BHCS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3x6 FHCS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3x8 BHCS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3x8 SHCS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4x6 BHCS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5 Nut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5 Shim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5 T-Nut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5 x16 BHC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5x10 BHCS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5x16 BHCS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5x30 BHCS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5x40 BHCS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5x40 SHCS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5X40 SHCS with shim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OpenBuilds Billet Angle Corner Connector (2020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3x16 BHCS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5x7x8 Split bushing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5x45 Dowel pin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5x18mm pi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Bushings 4ID x 6OD x 6mm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3x12 BHC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Dowel pin 4OD x 12mm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3x8 FHCS (magnetic)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3x10 SHCS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5 Hammerhead T-nut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5x8 BHCS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4 spring (ballpen spring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5x10 SHCS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PG-7 gland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Panel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Deck panel (469x469x4mm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Polycarbonate panel black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Polycarbonate panel clear (483x503x3 mm)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Polycarbonate panel clear (483x483x3 mm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Polycarbonate panel (480x500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Polycarbonate panel black (483x503x4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Polycarbonate panel (240x480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(blank)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5x60 shaft (D cut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AC switc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Bambu lab A1 silicone brus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DIN rail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Ethernet Keyston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Filtered inle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Heat Insert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LED Ba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Neopixel LED wiring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Rubber foot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USB Keyston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(blank)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7">
            <text:p>Medium Blow Fuse 5x20mm 4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USB webcam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BTT 5" HDMI scree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Activated carbon (acid free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BMG gears (idler, thumbscrew, 2MR85 bearing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3D print</text:p>
          </table:table-cell>
          <table:table-cell office:value-type="float" office:value="284" table:style-name="ce1">
            <text:p>28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[a]_belt_tensioner_a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[a]_belt_tensioner_b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[a]_BZI_V2.4_carrier_x4.stl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[a]_guidler_a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[a]_guidler_b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[a]_handle_middle_part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[a]_latch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[a]_latch_shuttle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[a]_pcb_spacer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[a]_stealthburner_main_body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[a]_z_belt_clip_lower_x4.stl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[a]_z_belt_clip_upper_x4.stl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[a]_z_chain_retainer_bracket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[a]_z_drive_baseplate_a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[a]_z_drive_baseplate_b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[c]_stealthburner_LED_diffuser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[o]_stealthburner_LED_carrier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350mm_Bucket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3-6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a_drive_frame_lower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a_drive_frame_upper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b_drive_frame_lower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b_drive_frame_upper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BZI_V2.4_idler_body_x4.stl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cable_door_for_pcb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handle_inner_part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handle_outer_part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led_holder_b_formbot_with_slit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led_holder_b_formbot_with_slit.stl (mirror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lrs_200_psu_bracket_x2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ain_body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anta_M8P_2pc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otor_plate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NozzleWiper_Sized-Fusion001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PG7_6_tool_350mm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power_inlet_filtered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PSU_stabilizer_50mm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sb2240_holder_partA_remixed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sb2240_holder_partB.stl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stealthburner_printhead_dragon_front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stealthburner_printhead_dragon_rear_cw2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tough_handle_1_8mm_holes.stl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Voron Skirt Keystone-Inside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Voron Skirt Keystone-Outside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Voron-1-R-Handle-Spacer-Body001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WAGO_5_DIN V2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xy_joint_left_lower_MGN12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xy_joint_left_upper_MGN12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xy_joint_right_lower_MGN12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xy_joint_right_upper_MGN12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z_chain_bottom_anchor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z_drive_main_a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z_drive_main_b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z_drive_retainer_a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z_drive_retainer_b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z_joint_lower_x4.stl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z_joint_upper_x4.stl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z_motor_mount_a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z_motor_mount_b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rear_center_skirt_350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side_skirt_a_350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side_skirt_b_350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front_skirt_a_350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front_skirt_b_350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keystone_panel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side_fan_support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[a]_fan_grill_retainer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[a]_belt_guard_a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[a]_belt_guard_b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btt_hdmi5_hidden_connector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Voron Mount for Hdmi5 Screen Holder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z_belt_cover_a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z_belt_cover_b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corner_panel_clip_4mm_x8.stl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idspan_panel_clip_4mm_x7.stl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Duo_Plenum_wago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Duo_Plenum_Lid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XL_Cartridge_Lid(contributed_by_Bucknova).3mf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Duo_Cartridge_XL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Handle-Hinge_Bottom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Handle-Hinge_Top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Handle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Hinge-L-sleeve-2X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Hinge-L-solid-2X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Latch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iniBFI Belt_Clamp x4.stl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iniBFI Carrier 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iniBFI Front_Cover 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iniBFI Housing 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Shuttle MGN12 (Without belt grooves)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Shuttle_Keeper_9mm_MGN12H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StealthBurner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Left Block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Left Clip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Right Block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Right Clip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PUG_v4_M_7.0mm.stl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EBB36 mount base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EBB36 mount retainer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stealthburner_printhead_v6_r6_front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stealthburner_printhead_v6_r6_rear_cw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CAN exhaust box.step (base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CAN exhaust box.step (lid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PUG_v4_M_8.5mm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bottom_panel_clip_x4.stl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bottom_panel_hinge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2020-Extrusion-end-cap.step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TopHatSpacer_v2.step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dowelpin.step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corner_panel_clip_6mm_x8.stl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idspan_panel_clip_6mm_x8.stl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Left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Right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Bottom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Top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Stealthburner Back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Stealthburner Base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Cup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Cup_Body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BambuNozzleWiper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L_Bracket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Wago_221_415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Motor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Nema 14 pancake stepper (CSE14HRA1L410A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Nema17 Stepper motor (moons-ms17hd6p420I-04)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Rail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Linear rail MGN9H <text:s/>(400mm)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Linear rail MGN12H (400mm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Belt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GT2 belt loop 6mm wide 188mm<text:s/>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GT2 Belt 9mm wide (1200mm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GT2 Belt 6mm wide (2000mm)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PCB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CB1 modu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8P v2.0 PCB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Omron SSR with relay moun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PSU LRS-250-2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SB0000 PCB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SB2209 PCB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EBB36 PCB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Hotend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Dragon HF hoten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V6 Clone hotend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Fan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4010 F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5015 Blower F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6020 F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50x15 blower f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Wiring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Cable chai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Piano wire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USB cable male to m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Wago 221 5 way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C13 Power Cor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Ethernet cable male to m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USB splitter 4 wa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Wago 221 2 way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CAN Cab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1.5mm² wi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Cable sleeve (8mm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CAN cable (80cm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Sealant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1mm foam tap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3mm foam tap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Aluminium slot cover tubing black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D weather strip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U weather strip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Pulley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GT2 16 Tooth pulley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GT2 20 Tooth Pulley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GT2 20T 9mm idler pulley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GT2 20T 9mm wide pulley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GT2 80 Tooth pulley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GT20 Tooth Idle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Bearing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625 Beari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F695 Beari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Bed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Aluminium bed 350x35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Bakelite spacer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Bed heate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agnetic shee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Magnet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6x3mm magnet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6x3mm N52 magnet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Filament routing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2mm OD PTFE Tub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PTFE Tube ID 3mm OD 4mm (1m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PTFE Tube ID 2mm OD 4mm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Grand Total</text:p>
          </table:table-cell>
          <table:table-cell office:value-type="float" office:value="1908" table:style-name="ce1">
            <text:p>1908</text:p>
          </table:table-cell>
          <table:table-cell table:number-columns-repeated="16381"/>
        </table:table-row>
        <table:table-row table:number-rows-repeated="1048297" table:style-name="ro2">
          <table:table-cell table:number-columns-repeated="16384"/>
        </table:table-row>
      </table:table>
      <table:database-ranges>
        <table:database-range table:target-range-address="Overview.B14:Overview.F569" table:name="Table2" table:display-filter-buttons="true"/>
      </table:database-ranges>
      <table:data-pilot-tables>
        <table:data-pilot-table table:name="PivotTable1" table:target-range-address="BOM_Summary.B5:BOM_Summary.C279" table:show-filter-button="false" table:buttons="BOM_Summary.B5 BOM_Summary.C5">
          <table:source-cell-range table:cell-range-address="Overview.B14:Overview.F569"/>
          <table:data-pilot-field table:source-field-name="Typ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row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otal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mment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scription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  <table:data-pilot-groups table:source-field-name="Description">
              <table:data-pilot-group table:name="Group1">
                <table:data-pilot-group-member table:name=""/>
                <table:data-pilot-group-member table:name="A Extrusion (470mm)"/>
                <table:data-pilot-group-member table:name="M5x16 BHCS"/>
                <table:data-pilot-group-member table:name="M5 x16 BHCS"/>
                <table:data-pilot-group-member table:name="M5 T-Nut"/>
                <table:data-pilot-group-member table:name="M5x10 BHCS"/>
                <table:data-pilot-group-member table:name="M5 Shim"/>
                <table:data-pilot-group-member table:name="M3 T-Nut"/>
                <table:data-pilot-group-member table:name="M3x8 BHCS"/>
                <table:data-pilot-group-member table:name="DIN rails"/>
                <table:data-pilot-group-member table:name="Heat Insert"/>
                <table:data-pilot-group-member table:name="z_drive_main_a_x2.stl"/>
                <table:data-pilot-group-member table:name="z_drive_retainer_a_x2.stl"/>
                <table:data-pilot-group-member table:name="z_drive_main_b_x2.stl"/>
                <table:data-pilot-group-member table:name="z_drive_retainer_b_x2.stl"/>
                <table:data-pilot-group-member table:name="5"/>
                <table:data-pilot-group-member table:name="GT2 20T 9mm wide pulley"/>
                <table:data-pilot-group-member table:name="625 Bearing"/>
                <table:data-pilot-group-member table:name="GT2 80 Tooth pulley"/>
                <table:data-pilot-group-member table:name="M3x40 SHCS"/>
                <table:data-pilot-group-member table:name="[a]_z_drive_baseplate_a_x2.stl"/>
                <table:data-pilot-group-member table:name="[a]_z_drive_baseplate_b_x2.stl"/>
                <table:data-pilot-group-member table:name="M5 Nut"/>
                <table:data-pilot-group-member table:name="M5x40 SHCS"/>
                <table:data-pilot-group-member table:name="Rubber foot"/>
                <table:data-pilot-group-member table:name="Nema17 Stepper motor (moons-ms17hd6p420I-04)"/>
                <table:data-pilot-group-member table:name="GT2 16 Tooth pulley"/>
                <table:data-pilot-group-member table:name="z_motor_mount_a_x2.stl"/>
                <table:data-pilot-group-member table:name="z_motor_mount_b_x2.stl"/>
                <table:data-pilot-group-member table:name="[a]_belt_tensioner_a_x2.stl"/>
                <table:data-pilot-group-member table:name="[a]_belt_tensioner_b_x2.stl"/>
                <table:data-pilot-group-member table:name="M3x8 SHCS"/>
                <table:data-pilot-group-member table:name="BZI_V2.4_idler_body_x4.stl"/>
                <table:data-pilot-group-member table:name="[a]_BZI_V2.4_carrier_x4.stl"/>
                <table:data-pilot-group-member table:name="M5x30 BHCS"/>
                <table:data-pilot-group-member table:name="GT2 20T 9mm idler pulley"/>
                <table:data-pilot-group-member table:name="5x22mm pin"/>
                <table:data-pilot-group-member table:name="M5X40 SHCS with shim"/>
                <table:data-pilot-group-member table:name="Aluminium bed 350x350"/>
                <table:data-pilot-group-member table:name="Bed heater"/>
                <table:data-pilot-group-member table:name="Magnetic sheet"/>
                <table:data-pilot-group-member table:name="M3 washer"/>
                <table:data-pilot-group-member table:name="M3x12 SHCS"/>
                <table:data-pilot-group-member table:name="M3x6 BHCS"/>
                <table:data-pilot-group-member table:name="Bakelite spacers"/>
                <table:data-pilot-group-member table:name="a_drive_frame_lower.stl"/>
                <table:data-pilot-group-member table:name="a_drive_frame_upper.stl"/>
                <table:data-pilot-group-member table:name="b_drive_frame_upper.stl"/>
                <table:data-pilot-group-member table:name="b_drive_frame_lower.stl"/>
                <table:data-pilot-group-member table:name="F695 Bearing"/>
                <table:data-pilot-group-member table:name="GT2 20 Tooth Pulley"/>
                <table:data-pilot-group-member table:name="M3x30 SHCS"/>
                <table:data-pilot-group-member table:name="[a]_z_belt_clip_upper_x4.stl"/>
                <table:data-pilot-group-member table:name="xy_joint_left_lower_MGN12.stl"/>
                <table:data-pilot-group-member table:name="xy_joint_left_upper_MGN12.stl"/>
                <table:data-pilot-group-member table:name="xy_joint_right_lower_MGN12.stl"/>
                <table:data-pilot-group-member table:name="xy_joint_right_upper_MGN12.stl"/>
                <table:data-pilot-group-member table:name="GT20 Tooth Idler"/>
                <table:data-pilot-group-member table:name="M3x16 SHCS"/>
                <table:data-pilot-group-member table:name="z_joint_upper_x4.stl"/>
                <table:data-pilot-group-member table:name="[a]_z_belt_clip_lower_x4.stl"/>
                <table:data-pilot-group-member table:name="z_joint_lower_x4.stl"/>
                <table:data-pilot-group-member table:name="M3x20 SHCS"/>
                <table:data-pilot-group-member table:name="[a]_guidler_a.stl"/>
                <table:data-pilot-group-member table:name="[a]_guidler_b.stl"/>
                <table:data-pilot-group-member table:name="[a]_latch_shuttle.stl"/>
                <table:data-pilot-group-member table:name="motor_plate.stl"/>
                <table:data-pilot-group-member table:name="main_body.stl"/>
                <table:data-pilot-group-member table:name="M3x6 FHCS"/>
                <table:data-pilot-group-member table:name="M3x25 SHCS"/>
                <table:data-pilot-group-member table:name="[a]_latch.stl"/>
                <table:data-pilot-group-member table:name="Nema 14 pancake stepper (CSE14HRA1L410A)"/>
                <table:data-pilot-group-member table:name="sb2240_holder_partA_remixed.stl"/>
                <table:data-pilot-group-member table:name="sb2240_holder_partB.stl.stl"/>
                <table:data-pilot-group-member table:name="cable_door_for_pcb.stl"/>
                <table:data-pilot-group-member table:name="[a]_pcb_spacer.stl"/>
                <table:data-pilot-group-member table:name="SB2209 PCB"/>
                <table:data-pilot-group-member table:name="M3x10 BHCS"/>
                <table:data-pilot-group-member table:name="stealthburner_printhead_dragon_front.stl"/>
                <table:data-pilot-group-member table:name="stealthburner_printhead_dragon_rear_cw2.stl"/>
                <table:data-pilot-group-member table:name="Dragon HF hotend"/>
                <table:data-pilot-group-member table:name="2"/>
                <table:data-pilot-group-member table:name="[a]_stealthburner_main_body.stl"/>
                <table:data-pilot-group-member table:name="[o]_stealthburner_LED_carrier.stl"/>
                <table:data-pilot-group-member table:name="[c]_stealthburner_LED_diffuser.stl"/>
                <table:data-pilot-group-member table:name="Neopixel LED wiring"/>
                <table:data-pilot-group-member table:name="4010 Fan"/>
                <table:data-pilot-group-member table:name="5015 Blower Fan"/>
                <table:data-pilot-group-member table:name="SB0000 PCB"/>
                <table:data-pilot-group-member table:name="M8P v2.0 PCB"/>
                <table:data-pilot-group-member table:name="CB1 module"/>
                <table:data-pilot-group-member table:name="Manta_M8P_2pc.stl"/>
                <table:data-pilot-group-member table:name="M2.5x6 BHCS"/>
                <table:data-pilot-group-member table:name="PSU LRS-250-24"/>
                <table:data-pilot-group-member table:name="lrs_200_psu_bracket_x2.stl"/>
                <table:data-pilot-group-member table:name="M4x6 BHCS"/>
                <table:data-pilot-group-member table:name="PSU_stabilizer_50mm.stl"/>
                <table:data-pilot-group-member table:name="3-6.stl"/>
                <table:data-pilot-group-member table:name="power_inlet_filtered.stl"/>
                <table:data-pilot-group-member table:name="AC switch"/>
                <table:data-pilot-group-member table:name="Filtered inlet"/>
                <table:data-pilot-group-member table:name="M3x10 FHCS"/>
                <table:data-pilot-group-member table:name="Omron SSR with relay mount"/>
                <table:data-pilot-group-member table:name="USB cable male to male"/>
                <table:data-pilot-group-member table:name="USB Keystone"/>
                <table:data-pilot-group-member table:name="Ethernet Keystone"/>
                <table:data-pilot-group-member table:name="Voron Skirt Keystone-Inside.stl"/>
                <table:data-pilot-group-member table:name="Voron Skirt Keystone-Outside.stl"/>
                <table:data-pilot-group-member table:name="WAGO_5_DIN V2.stl"/>
                <table:data-pilot-group-member table:name="Wago 221 5 way"/>
                <table:data-pilot-group-member table:name="PG7_6_tool_350mm.stl"/>
                <table:data-pilot-group-member table:name="Piano wire"/>
                <table:data-pilot-group-member table:name="z_chain_bottom_anchor.stl"/>
                <table:data-pilot-group-member table:name="[a]_z_chain_retainer_bracket_x2.stl"/>
                <table:data-pilot-group-member table:name="M3x FHCS"/>
                <table:data-pilot-group-member table:name="Cable chain"/>
                <table:data-pilot-group-member table:name="M3 Hammer T-Nut"/>
                <table:data-pilot-group-member table:name="tough_handle_1_8mm_holes.stl"/>
                <table:data-pilot-group-member table:name="1,5"/>
                <table:data-pilot-group-member table:name="M3x4 set screw"/>
                <table:data-pilot-group-member table:name="6x3mm magnet"/>
                <table:data-pilot-group-member table:name="LED Bar"/>
                <table:data-pilot-group-member table:name="led_holder_b_formbot_with_slit.stl"/>
                <table:data-pilot-group-member table:name="led_holder_b_formbot_with_slit.stl (mirror)"/>
                <table:data-pilot-group-member table:name="NozzleWiper_Sized-Fusion001.stl"/>
                <table:data-pilot-group-member table:name="Bambu lab A1 silicone brush"/>
                <table:data-pilot-group-member table:name="350"/>
                <table:data-pilot-group-member table:name="[a]_handle_middle_part.stl"/>
                <table:data-pilot-group-member table:name="handle_inner_part.stl"/>
                <table:data-pilot-group-member table:name="handle_outer_part.stl"/>
                <table:data-pilot-group-member table:name="Voron-1-R-Handle-Spacer-Body001.stl"/>
                <table:data-pilot-group-member table:name="M5x40 BHCS"/>
                <table:data-pilot-group-member table:name="Corner brackets"/>
                <table:data-pilot-group-member table:name="M3x50 SHCS"/>
                <table:data-pilot-group-member table:name="PG-7 mount"/>
                <table:data-pilot-group-member table:name="front_idler_left_lower.stl"/>
                <table:data-pilot-group-member table:name="front_idler_left_upper.stl"/>
                <table:data-pilot-group-member table:name="[a]_tensioner_left.stl"/>
                <table:data-pilot-group-member table:name="front_idler_right_lower.stl"/>
                <table:data-pilot-group-member table:name="front_idler_right_upper.stl"/>
                <table:data-pilot-group-member table:name="[a]_tensioner_right.stl"/>
                <table:data-pilot-group-member table:name="[a]_Tap_Center_r8.stl"/>
                <table:data-pilot-group-member table:name="Tap_Center_left_r8.stl"/>
                <table:data-pilot-group-member table:name="Tap_Center_right_r8.stl"/>
                <table:data-pilot-group-member table:name="Tap_Upper_PCB_r8.stl"/>
                <table:data-pilot-group-member table:name="M3 Nut"/>
                <table:data-pilot-group-member table:name="M3x6 SHCS"/>
                <table:data-pilot-group-member table:name="[a]_Tap_Belt_Cover_r8_x2.stl"/>
                <table:data-pilot-group-member table:name="BMG gears (iderl, thumbscrew, 2MR85 bearing)"/>
                <table:data-pilot-group-member table:name="PUG_v4_M_5.0mm.stl"/>
                <table:data-pilot-group-member table:name="Ethernet cablemale to male"/>
                <table:data-pilot-group-member table:name="Cable sleeve 8mm"/>
                <table:data-pilot-group-member table:name="PTFE Tube ID 3mm OD 4mm"/>
                <table:data-pilot-group-member table:name="xxxx"/>
                <table:data-pilot-group-member table:name="xxx"/>
                <table:data-pilot-group-member table:name="B Extrusion (490mm)"/>
                <table:data-pilot-group-member table:name="Linear rails MGN9  (400mm)"/>
                <table:data-pilot-group-member table:name="Deck panel"/>
                <table:data-pilot-group-member table:name="GT2 188mm belt loop"/>
                <table:data-pilot-group-member table:name="E extrusion"/>
                <table:data-pilot-group-member table:name="C extrusion"/>
                <table:data-pilot-group-member table:name="D extrusion"/>
                <table:data-pilot-group-member table:name="Linear rail MGN12"/>
                <table:data-pilot-group-member table:name="GT2 Belt 9mm wide 1200mm"/>
                <table:data-pilot-group-member table:name="GT2 Belt 6mm wide"/>
                <table:data-pilot-group-member table:name="Linear rail MGN9"/>
              </table:data-pilot-group>
            </table:data-pilot-groups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meta:initial-creator>Sarah Kerkhove</meta:initial-creator>
    <dc:creator>Sarah Kerkhove</dc:creator>
    <meta:creation-date>2024-12-08T09:54:28Z</meta:creation-date>
    <dc:date>2025-07-03T10:57:49Z</dc:date>
  </office:meta>
</office:document-meta>
</file>